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Roboto" svg:font-family="Roboto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tyle="italic" style:font-style-asian="italic" style:font-style-complex="italic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tyle="normal" style:font-style-asian="normal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tyle="italic" style:font-style-asian="italic" style:font-style-complex="italic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Times New Roman" fo:font-style="italic" style:font-style-asian="italic" style:font-style-complex="italic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"/>
    </style:style>
    <style:style style:name="P10" style:family="paragraph" style:parent-style-name="Standard">
      <style:paragraph-properties fo:text-align="center" style:justify-single-word="false"/>
      <style:text-properties style:font-name="Times New Roman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tyle="normal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7b7b7b" style:font-name="Roboto" fo:font-size="9.60000038146973pt" fo:letter-spacing="normal" fo:font-style="normal" fo:font-weight="normal"/>
    </style:style>
    <style:style style:name="P13" style:family="paragraph" style:parent-style-name="Standard">
      <style:paragraph-properties fo:text-align="justify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color="#000000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545454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6a6a6a" style:font-name="Times New Roman" fo:font-size="12pt" fo:letter-spacing="normal" fo:font-style="normal" fo:font-weight="bold" style:font-size-asian="12pt" style:font-weight-asian="normal" style:font-size-complex="12pt" style:font-weight-complex="normal"/>
    </style:style>
    <style:style style:name="T6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0">Rozdział I</text:p>
      <text:p text:style-name="P1"/>
      <text:p text:style-name="P1"><text:tab/>- Zbliża się chwila, na którą z resztą załogi czekamy od niemal pięciu miesięcy - rozmyślał Mark Winkler. Wyglądał przez iluminator, patrząc w hipnotyczną, rdzawą tarczę planety, częściowo spowitej mrokiem. Zastygł w tej pozycji na dłużej, nie mogąc oderwać wzroku od majestatycznego widoku, dla którego poświęcił swoje życie prywatne i karierę naukową fizyka.</text:p>
      <text:p text:style-name="P1"><text:tab/>Statek znajdował się na orbicie stacjonarnej, a on wyraźnie dostrzegał wynurzający się </text:p>
      <text:p text:style-name="P1">z chmur wierzchołek, będącego celem lądowania i całej wyprawy Olympus Mons. Olbrzymi wygasły wulkan, najpotężniejszy szczyt Układu Słonecznego, przypominał zasychający, blady wrzód, wzbudzający trwogę pomieszaną z uczuciem zachwytu nad jego kształtem i rozmiarami.</text:p>
      <text:p text:style-name="P1">- Nie mogę uwierzyć, że za kilka godzin znajdę się na Marsie - wymamrotał do siebie.</text:p>
      <text:p text:style-name="P1"><text:tab/>Mimo iż obecna misja była już szóstą ekspedycją załogową na tę planetę, dwie z nich zakończyły się katastrofą, przez co Mars nadal wywoływał wielkie emocje w społeczeństwie, politykach i astronautach; wciąż był to odległy, tajemniczy i niezwykle kuszący świat.</text:p>
      <text:p text:style-name="P1"><text:tab/>Błędy konstrukcyjne przy budowie rakiety użytej w pierwszej misji oraz nieodpowiednie zabezpieczenia habitatów przed promieniowaniem słonecznym, także w czasie trwania misji drugiej, doprowadziły do śmierci załóg, przez co NASA poważnie rozważała zamrożenie programu „Mars Terraforming Project” na co najmniej pięć lat. Jednak wyprawa nr 4 była już mocno zaawansowana w czasie i dużo lepiej pomyślana, finalnie udało się ją zrealizować bez istotniejszych problemów. Media odtrąbiły ogromny sukces, politycy grzali się w jego cieple. Trzeba tu jednak dodać, że duży wpływ na końcowe powodzenie miał fakt, że NASA, przy realizacji tego projektu, udało się wreszcie porozumieć z prywatną firmą Spracey, która była już wtedy w posiadaniu kilku rozwiązań technicznych, znacząco podnoszących sprawność silników.</text:p>
      <text:p text:style-name="P1"><text:tab/>Podniecenie pomieszane z niepokojem - nie pozwalały mu zasnąć; przetarł dłońmi zmęczoną twarz. <text:s/>Rozciągnął się na materacu umieszczonym we wnęce ściany tej niewielkiej kajuty, która dawała mu namiastkę prywatności przez minione miesiące. <text:s/>Nie zapiął siatki ochronnej, znajdującej się nad legowiskiem, która przydawała się na wypadek problemów </text:p>
      <text:p text:style-name="P1">z grawitacją.</text:p>
      <text:p text:style-name="P1"><text:tab/>Ostatnimi myślami, nim zmógł go sen, sięgnął do kobiety, którą wciąż miał w sercu. </text:p>
      <text:p text:style-name="P1">W rzeczywistości jego serce było dość pojemne i w zależności od dnia czy nastroju mogła mu przyjść do głowy jedna z trzech czy czterech dziewczyn, które darzył sentymentem. Był trudnym, bardzo wymagającym mężczyzną. I mimo że kobiety lubiły jego towarzystwo, przy bliższej relacji mocno tracił i szybko kończył sam, a jedyne, co wtedy akceptował w swoim otoczeniu, to nieodłączne poczucie winy i straconej szansy. Porzucały go jedynie te, na których mu zależało, tylko im pokazywał, kim naprawdę jest i na efekt zwykle nie trzeba było długo czekać. Czasami dochodził do wniosku, że mógłby je przy sobie zatrzymać, okazując obojętność. Niestety, </text:p>
      <text:p text:style-name="P1">w bliskich relacjach nie panował nad swoimi emocjami.</text:p>
      <text:p text:style-name="P1"><text:tab/>Nie ma co ukrywać, że jego nieudane związki mocno przyczyniły się do tego, że w wieku trzydziestu czterech lat znalazł się właśnie w tym miejscu w towarzystwie trzech podobnych mu ludzi.</text:p>
      <text:p text:style-name="P1">Z załogi tylko Tom Clark, będący lekarzem i oficjalnym liderem zespołu, był w związku małżeńskim - żona i dwóch synów wyczekiwało jego powrotu w Los Angeles.</text:p>
      <text:p text:style-name="P1">Jednak z tego, co sam o sobie mówił, bez długich rozłąk jego małżeństwu brakowałoby impulsów intensywności, gdy wracał. Miał za sobą prawie cztery lata przebywania w przestrzeni kosmicznej na pomniejszych misjach, nim zakwalifikował się do obecnej wyprawy i ostatecznie został jej dowódcą, a jednocześnie najstarszym uczestnikiem. </text:p>
      <text:p text:style-name="P1"><text:tab/>Tom już w czasie miesięcy szkoleń był wysoce ceniony, tak przez instruktorów, jak i przez kolegów. Szczególne uznanie budziła jego odporność na stres i zdolności interpersonalne. </text:p>
      <text:p text:style-name="P1">Miał pozytywny wpływ na grupę oraz naturalną zdolność rozładowywania napięć, które zdarzały się między rekrutami. Sam nigdy nie był stroną konfliktu, a powód tego zdawał się tkwić w tym, że nikt nie traktował go jako rywala i nie czuł potrzeby konkurowania z nim. Od tamtej pory <text:soft-page-break/>przylgnęła do niego ksywka „Ojciec”, która opisywała jego opiekuńcze skłonności, ale też dojrzały wiek; w obecnej ekipie, przekornie nazywano go „Starym”, skoro mieli też w drużynie „Młodego”. Bez wątpienia był wyjątkowo inteligentny, lecz pod względem biegłości w poszczególnych dziedzinach i sprawności fizycznej był na tle pozostałych uczestników szkolenia przeciętniakiem.</text:p>
      <text:p text:style-name="P1"><text:tab/>Naukowiec ocknął się nagle. Miał wrażenie, że usłyszał jakiś nieokreślony, stłumiony dźwięk za ścianą. Otworzył ciężkie powieki; sufit pokryty farbą elektroluminescencyjną już pojaśniał imitując wschód słońca i zwiastując rozpoczęcie kolejnego dnia służby. Rozwiązanie </text:p>
      <text:p text:style-name="P1">z automatycznym oświetleniem pomagało zachować naturalny, dobowy rytm aktywności personelu, a także utrzymywało ich w lepszej formie psychofizycznej, co zostało już potwierdzone, długotrwałymi badaniami jeszcze na ziemi. </text:p>
      <text:p text:style-name="P1"><text:tab/>Ponownie zamknął oczy, a jedyne co docierało do jego uszu, to miarowe, monotonne brzęczenie urządzeń podtrzymujących <text:s/>funkcje pokładowe. Dźwięki zlewały się w jednolity szum, będący aktualnie nieodzowną częścią jego życia.</text:p>
      <text:p text:style-name="P1">- Burt, Mark, przyjdźcie natychmiast do kantyny – rozległo się z interkomu wezwanie mechanika Franka.</text:p>
      <text:p text:style-name="P1"><text:tab/>Było coś niepokojącego w jego głosie. </text:p>
      <text:p text:style-name="P1">- Coś jest nie tak – przeszło przez myśl trzydziestoczterolatkowi, gdy stawał boso na podgrzewanym parkiecie, wyłożonym imitacją nieznanego mu drewna. - Musiała przyjść <text:s/>wiadomość z agencji i lądowanie zostanie opóźnione.</text:p>
      <text:p text:style-name="P1"><text:tab/>Wskoczył w spodnie wyjęte z przeźroczystej szafki przy łóżku, podniósł niedbale porzucone trampki i wsunął je na bose stopy. Wykonał kilka skłonów, aby się rozruszać i porzucić resztkę niedokończonego snu zalegającego w głowie – Cóż za wspaniały początek dnia – wyrwała mu się </text:p>
      <text:p text:style-name="P1">z ust złośliwość. Przyciskiem uruchomił rozsuwane drzwi i schylony, energicznie ruszył klaustrofobicznym korytarzem, którego dwie ledowe pręgi, emitujące zimne światło na skrajach gumowanej podłogi, wiodły wprost do garażu. Parkowały tam quad i łazik, zabezpieczone linami. Po lewej minął rząd lśniących nowością kombinezonów, zamkniętych w specjalnie do tego celu przygotowanych kapsułach. Teraz pozostało już tylko odchylić masywny właz i przecisnąć się przez wąską śluzę, łączącą moduł lądownika nr 1, gdzie był zakwaterowany wraz z Frankiem i znajdował się na pokładzie głównym. </text:p>
      <text:p text:style-name="P1"><text:tab/>Ledwo zjawił się w ładowni pokładu głównego, przez śluzę lądownika nr 2 wychyliła się postać Burta Krogman’a.</text:p>
      <text:p text:style-name="P1">- Co jest grane? – rzucił Burt, lekko zestresowany osobliwym komunikatem z rana.</text:p>
      <text:p text:style-name="P1">- Sam chciałbym wiedzieć – odpowiedział i spojrzał, czy za plecami Burta nie pojawi się postać Starego.</text:p>
      <text:p text:style-name="P1">- Musi być z Młodym, inaczej też by go wołał - Burt wyprzedził pytanie.</text:p>
      <text:p text:style-name="P1"><text:tab/> Stal dudniła pod ich krokami, gdy wspólnie przemierzali labirynt skrzyń, piętrzących się, aż po podwieszaną pod stropem suwnicę. Lwia część z nich, zawierała prowiant i części zamienne, niewielki ułamek był już pusty i zalegał w osobnej kolumnie.</text:p>
      <text:p text:style-name="P1"><text:tab/>Kantyna była dość obszerna i przytulna. Pełniła jednocześnie rolę sali narad i stołówki. Było tu trochę specjalnie dostosowanego sprzętu agd, ale też stanowisko dla kilku komputerów i płaski ekran, który zajmował całą ścianę – A może po prostu był ścianą. Po szafkach były poupychane produkty spożywcze i kilka naczyń – większość pokarmów spożywano wprost z pierwotnych opakowań. Przy owalnym stole z wbudowanym interaktywnym wyświetlaczem, stały cztery czarne krzesła z włókna szklanego o miękkim obiciu, na jednym z nich spoczywał przygarbiony, młody mężczyzna, ubrany w ciemno-niebieski dres z logo NASA. </text:p>
      <text:p text:style-name="P1"><text:tab/>Wezwani przez niego załoganci, weszli do pomieszczenia i natychmiast spostrzegli, że spod owocowej mrożonki przyciskanej przez Franka do lewego policzka, cieknie krew, która następnie kapie na stół i zieloną terakotową posadzkę bez spoin.</text:p>
      <text:p text:style-name="P1">- Co się stało? – wystrzelił emocjonalnie Burt i w dwóch susach znalazł się przy mechaniku oglądając pociągłe skaleczenie na jego twarzy, która zdążyła już lekko spuchnąć.</text:p>
      <text:p text:style-name="P1">- Rzucił się na mnie! - krzyknął Młody i zasyczał z bólu.</text:p>
      <text:p text:style-name="P1"><text:soft-page-break/>- Tom? - zapytali jednocześnie, zdezorientowani koledzy. - Jak do tego doszło, gdzie on jest? - dodał rozgorączkowany Burt chwytając się nerwowo za głowę, kręcąc nią na boki</text:p>
      <text:p text:style-name="P1">z niedowierzaniem. Młody nic nie powiedział, tylko wskazał drżącą ręką kierunek.</text:p>
      <text:p text:style-name="P1"><text:tab/>Rana nie wyglądała poważnie, ale samo zajście wydawało się być tak niedorzeczne, że wszyscy trzej sprawiali wrażenie skołowanych. Wreszcie Mark Winkler pierwszy oprzytomniał </text:p>
      <text:p text:style-name="P1">i skierował się ku ambulatorium po apteczkę i gdzie spodziewał się znaleźć Tom’a. Zauważył, iż najwyraźniej z tego samego kierunku przyszedł Frank, gdyż podłogę znaczyły ślady krwi. </text:p>
      <text:p text:style-name="P1"><text:tab/>Rozsuwane drzwi izby były związane stetoskopem, co tylko zwielokrotniło uczucie szoku jaki od dłuższej chwili nie opuszczał Marka. </text:p>
      <text:p text:style-name="P1">- Co tu się do cholery dzieje?! – wyartykułował z wzbierającą w nim frustracją.</text:p>
      <text:p text:style-name="P1"><text:tab/>Spojrzał przez prostokątną szybkę do wnętrza i osłupiał. Zimny dreszcz przeszył jego ciało od góry do dołu i z powrotem. Tom Clark, wysoki, szczupły szpakowaty facet po 50-ce, stał tuż za drzwiami i patrzył w jego kierunku nieobecnym wzrokiem, wyglądał obco, nie zareagował w żaden sposób. Nim fizyk podjął jakieś kroki, doszli dwaj pozostali astronauci z kantyny.</text:p>
      <text:p text:style-name="P1">- Jest w środku – wskazał Mark.</text:p>
      <text:p text:style-name="P1">- Tak. On mówi, że Clark postradał zmysły – Krogman klepnął w ramię Młodego.</text:p>
      <text:p text:style-name="P1">- Zaatakował mnie, sami zobaczcie w jakim jest stanie – zareplikował Frank z grymasem bólu na twarzy i podszedł do drzwi, aby osobiście się upewnić, że to wszystko nie jest jedynie grą jego wyobraźni.</text:p>
      <text:p text:style-name="P1"><text:tab/>Ewidentnie, ich dowódca sprawiał wrażenie, jakby duchem był w najlepszym razie na Ziemi. Zdecydowanie nie był obecny na orbicie Marsa, gdzie przebywało jego ciało wpatrzone tępym spojrzeniem w nicość. Ciszę jaka zapadła w trakcie, gdy wszyscy trzej przyglądali się bezsilnie temu zjawisku przerwał Burt Krogman.</text:p>
      <text:p text:style-name="P1">- Tom! Co jest, chłopie? - Tom Clark był ostatnią osobą, po której można by się spodziewać takiego zachowania. Burt nie odpuszczał – Słyszysz mnie? Stary, nie wygłupiaj się – zaczął rozplątywać stetoskop, by dostać się do środka.</text:p>
      <text:p text:style-name="P1">- Przestań – powstrzymał go Mark.</text:p>
      <text:p text:style-name="P1">- On ma rację – przytaknął pokładowy mechanik i odciągnął wzburzonego Burta na bok. - Musimy się skontaktować z dowództwem, opisać co się stało i prosić o pomoc. Nie pogarszajmy sytuacji.</text:p>
      <text:p text:style-name="P1"><text:tab/>Ojciec pozostał tak, jak stał. Reszta załogi udała się do kantyny, gdzie Frank spisał relację </text:p>
      <text:p text:style-name="P1">z feralnych wydarzeń i bezzwłocznie ją nadał. W oczekiwaniu na odpowiedź Burt co kilka minut sprawdzał sytuację w ambulatorium, ale nic nie wskazywało na poprawę stanu Clarka. </text:p>
      <text:p text:style-name="P1"><text:tab/>Po około trzydziestu minutach od przesłania raportu otrzymali potwierdzenie, że ich wiadomość dotarła. Była to stała procedura na wypadek problemów z komunikacją, pozwalała uniknąć nieporozumień i straty cennego czasu.</text:p>
      <text:p text:style-name="P1"><text:s/><text:tab/></text:p>
      <text:p text:style-name="P1"><text:tab/><text:span text:style-name="T1">JSC Houston 09 23 2035r.</text:span></text:p>
      <text:p text:style-name="P1"><text:span text:style-name="T1">Czas pokładowy 5:</text:span><text:span text:style-name="T1">24</text:span></text:p>
      <text:p text:style-name="P2"/>
      <text:p text:style-name="P1"><text:span text:style-name="T1"><text:tab/>W odpowiedzi na wiadomość z 09 23 2035r., </text:span><text:span text:style-name="T1">nadaną ze statku Spectre, </text:span><text:span text:style-name="T1"><text:s/>czasu pokładowego 5:08, o treści:</text:span></text:p>
      <text:p text:style-name="P2"/>
      <text:p text:style-name="P1"><text:span text:style-name="T1"><text:tab/>„</text:span><text:span text:style-name="T1">Mamy tu nieprzewidziany problem z dowódcą </text:span><text:span text:style-name="T1">Tom’em</text:span><text:span text:style-name="T1"> Clark’iem. Clark popadł w stan swoistego stuporu z chwilowymi napadami agresji.</text:span></text:p>
      <text:p text:style-name="P1"><text:span text:style-name="T1"><text:tab/>Około godziny </text:span><text:span text:style-name="T1">4:5</text:span><text:span text:style-name="T1">0 nie mogąc spać przeszedłem napić się czegoś do kantyny. Wtedy zauważyłem obecność </text:span><text:span text:style-name="T1">Tom’a</text:span><text:span text:style-name="T1"> w ambulatorium i poszedłem do niego z myślą, że porozmawiamy </text:span></text:p>
      <text:p text:style-name="P1"><text:span text:style-name="T1">o zadaniach na dziś, ale nie reagował na moje słowa, tylko stał przy umywalce i spoglądał w lustro. Podszedłem i <text:s/>dotknąłem go lekko w ramię, a ten odwrócił się i z dzikością w oczach </text:span><text:span text:style-name="T1">uderzył mnie w twarz </text:span><text:span text:style-name="T1">ostrym </text:span><text:span text:style-name="T1">narzędziem</text:span><text:span text:style-name="T1">. Odskoczyłem od niego, a on uspokoił się w mgnieniu oka. Próbowałem jeszcze przemówić mu do rozumu, ale bezskutecznie. Zamknąłem </text:span><text:span text:style-name="T1">pomieszczenie</text:span><text:span text:style-name="T1">, by nie mógł go opuścić, po czym wezwałem resztę </text:span><text:span text:style-name="T1">składu</text:span><text:span text:style-name="T1">. Teraz </text:span><text:span text:style-name="T1">liczymy</text:span><text:span text:style-name="T1"> na </text:span><text:span text:style-name="T1">zalecenia</text:span><text:span text:style-name="T1"> co robić. </text:span></text:p>
      <text:p text:style-name="P1"><text:soft-page-break/><text:span text:style-name="T1"><text:tab/></text:span><text:span text:style-name="T1">Przejrzeliśmy</text:span><text:span text:style-name="T1"> instrukcje na podobne sytuacje, ale ta znacznie odbiega od tych opisanych, poza tym dziś jeden z kluczowych dni misji, a t</text:span><text:span text:style-name="T1">o zdarzenie</text:span><text:span text:style-name="T1"> ma niebagatelny wpływ na </text:span><text:span text:style-name="T1">naszą</text:span><text:span text:style-name="T1"> sytuację. </text:span><text:span text:style-name="T1">Dajcie znać jak postępować.</text:span></text:p>
      <text:p text:style-name="P1">Notatkę sporządził i świadkiem wydarzeń był Frank Drebin „</text:p>
      <text:p text:style-name="P1"/>
      <text:p text:style-name="P2">Wiadomość została przyjęta, trwa rozpatrywanie, spodziewany czas nadejścia odpowiedzi 5:49 czasu pokładowego.<text:tab/></text:p>
      <text:p text:style-name="P2">Wiadomość odebrała Layla Clyde</text:p>
      <text:p text:style-name="P2"/>
      <text:list xml:id="list4140511194710086176" text:style-name="L1">
        <text:list-item>
          <text:list>
            <text:list-item>
              <text:p text:style-name="P5"><text:span text:style-name="T2">Hall, sprzątnij ten bałagan – Burt wywołał robota sprzątającego, zadokowanego </text:span></text:p>
            </text:list-item>
            <text:list-item>
              <text:p text:style-name="P5"><text:span text:style-name="T2">w wąskiej szparze pod jedną z szafek, gdzie ładował baterie i uzupełniał niezbędne płyny. Niewielki droid</text:span></text:p>
            </text:list-item>
            <text:list-item>
              <text:p text:style-name="P5"><text:span text:style-name="T2">o kształtach leżącego koła, </text:span><text:span text:style-name="T2">posłusznie wysunął się ze swej nory, mrugając przy okazji kilkoma kontrolkami, umieszczonymi w wierzchniej części obudowy. Potrzebował tylko chwili, by zorientować się</text:span></text:p>
            </text:list-item>
          </text:list>
        </text:list-item>
      </text:list>
      <text:p text:style-name="P2"><text:span text:style-name="T2">w sytuacji, po czym przystąpił do zmywania </text:span><text:span text:style-name="T2">regularnie okrągłych</text:span><text:span text:style-name="T2"> plam z podłogi. Z wielką gracją poruszał się między </text:span><text:span text:style-name="T2">krzesłami</text:span><text:span text:style-name="T2"> i jeśli było to potrzebne przesuwał je delikatnie, lecz jeśli poczuł zbyt duży opór, zatrzymywał się i z wielką powagą wypowiadał słowo „przepraszam”, zawsze dodając imię adresata swych przeprosin.</text:span></text:p>
      <text:p text:style-name="P2"><text:span text:style-name="T2">- Przepraszam Mark – Mark uniósł się nieznacznie nad krzesło, które zostało </text:span><text:span text:style-name="T2">w mig</text:span><text:span text:style-name="T2"> przesunięte, posadzka wyczyszczona, </text:span><text:span text:style-name="T2">a</text:span><text:span text:style-name="T2"> Hall czmychnął w poszukiwaniu </text:span><text:span text:style-name="T2">dalszych</text:span><text:span text:style-name="T2"> zanieczyszczeń.</text:span></text:p>
      <text:p text:style-name="P2"><text:span text:style-name="T2">Komizmu sytuacji dodawał fakt, </text:span><text:span text:style-name="T2">iż</text:span><text:span text:style-name="T2"> Burt z Tomem, jeszcze na ziemi testowali Hall’a i poza znamiennym imieniem </text:span><text:span text:style-name="T2">nadali mu również głos </text:span><text:span text:style-name="T2">pamiętnego</text:span><text:span text:style-name="T2"> Hall’a 9000. Frank nikomu się do tego nie przyznał, lecz przeszły go ciarki, gdy Hall na prośbę pozostałych zaśpiewał pierwszy raz „Daisy”. </text:span></text:p>
      <text:p text:style-name="P2"><text:span text:style-name="T2">- </text:span><text:span text:style-name="T2">Hall, znasz jakiś nowy żart? - Mark obrócił się w stronę robota podążającego do drzwi wychodzących na ambulatorium.</text:span></text:p>
      <text:p text:style-name="P2"><text:span text:style-name="T2">- </text:span><text:span text:style-name="T2">Przykro mi</text:span><text:span text:style-name="T2">, moja ostatnia aktualizacja odbyła się 4 doby, 15 godzin i 2</text:span><text:span text:style-name="T2">7</text:span><text:span text:style-name="T2">, 2</text:span><text:span text:style-name="T2">8</text:span><text:span text:style-name="T2">, </text:span><text:span text:style-name="T2">2</text:span><text:span text:style-name="T2">9</text:span><text:span text:style-name="T2">…</text:span></text:p>
      <text:p text:style-name="P2"><text:span text:style-name="T2">- Dość! - Roześmiał się </text:span><text:span text:style-name="T2">gromko</text:span><text:span text:style-name="T2"> </text:span><text:span text:style-name="T2">Krogman</text:span><text:span text:style-name="T2">.</text:span></text:p>
      <text:p text:style-name="P2"><text:span text:style-name="T2">- … 32 sekundy temu i nie mam nic nowego do zaprezentowania – niewzruszonym, acz grzecznym głosem dokończył jak zwykle precyzyjny </text:span><text:span text:style-name="T2">robot</text:span><text:span text:style-name="T2">.</text:span></text:p>
      <text:p text:style-name="P2"><text:span text:style-name="T2">- Zdaje się, że nie słyszałem </text:span><text:span text:style-name="T2">t</text:span><text:span text:style-name="T2">wojego ostatniego żartu Hall –</text:span><text:span text:style-name="T2"> ponowił prośbę </text:span><text:span text:style-name="T2">Winkler</text:span><text:span text:style-name="T2">.</text:span></text:p>
      <text:p text:style-name="P1"><text:span text:style-name="T2">- </text:span><text:span text:style-name="T3">Rok 2055. Pasażerska rakieta startuje z Ziemi na Marsa i po chwili jest już w przestrzeni kosmicznej. Z głośnika słychać głos:</text:span><text:span text:style-name="T6"><text:line-break/></text:span><text:span text:style-name="T3">- Szanowni państwo, witamy na pokładzie naszego wahadłowca. Lot jest w pełni automatyczny</text:span></text:p>
      <text:p text:style-name="P1"><text:span text:style-name="T3">i przebiega zgodnie ze wskazaniami urządzeń kontrolowanych przez centralny komputer. Mogą się państwo czuć całkowicie bezpiecznie, gdyż cały system naszego komputera został gruntownie sprawdzony przez techników-elektroników i absolutnie nic, a nic ni... moż... się …psuć... nie może... nie zepsuć... nie ... kontroli... ni... może...</text:span><text:span text:style-name="T6"> i </text:span><text:span text:style-name="T6">ko</text:span><text:span text:style-name="T6">… .</text:span></text:p>
      <text:p text:style-name="P1"><text:span text:style-name="T6">- </text:span><text:span text:style-name="T6">Jednak słyszałem</text:span><text:span text:style-name="T6"> – </text:span><text:span text:style-name="T6">bez entuzjazmu</text:span><text:span text:style-name="T6"> </text:span><text:span text:style-name="T6">pokiwał głową Mark.</text:span></text:p>
      <text:p text:style-name="P1"><text:span text:style-name="T6">- Ja nie, i potwierdzam, że za pierwszym razem też nie jest szczególnie śmieszny – </text:span><text:span text:style-name="T6">Młody</text:span><text:span text:style-name="T6"> zrobił kwaśną minę i wszyscy </text:span><text:span text:style-name="T6">parsknęli śmiechem</text:span><text:span text:style-name="T6">, a </text:span><text:span text:style-name="T6">robot</text:span><text:span text:style-name="T6"> jakby ze wstydu </text:span><text:span text:style-name="T6">wywołanego zawodem jaki sprawił, zahałasował małymi kółkami i oddalił się </text:span><text:span text:style-name="T6">przez automatycznie otwarte </text:span><text:span text:style-name="T6">przejście</text:span><text:span text:style-name="T6">.</text:span></text:p>
      <text:p text:style-name="P1"><text:span text:style-name="T6"><text:tab/>Burt wstał od stołu i kolejny raz udał się sprawdzić co </text:span><text:span text:style-name="T6">z Tomem. Zastał Tom’a i Hall’a stojących naprzeciw siebie po przeciwnych stronach drzwi w podobnym stanie zawieszenia. </text:span><text:span text:style-name="T6">Skrzydła drzwi</text:span><text:span text:style-name="T6"> w stałym rytmie </text:span><text:span text:style-name="T6">uruchamiane impulsem radiowym z nadajnika Hall’a</text:span><text:span text:style-name="T6"> próbowały się otworzyć, lecz związane klamki powodowały </text:span><text:span text:style-name="T6">raz po raz </text:span><text:span text:style-name="T6">przymknięcie i po chwili kolejną próbę ich otwarcia. </text:span></text:p>
      <text:p text:style-name="P1"><text:span text:style-name="T6">- Świetna robota Hall, wystarczy, wracaj do siebie – </text:span><text:span text:style-name="T6">droid</text:span><text:span text:style-name="T6"> wystrzelił z miejsca i </text:span><text:span text:style-name="T6">ledwo</text:span><text:span text:style-name="T6"> wyhamował przed zbyt wolno otwierającymi się </text:span><text:span text:style-name="T6">wrotami</text:span><text:span text:style-name="T6"> kantyny.</text:span></text:p>
      <text:p text:style-name="P1"><text:span text:style-name="T6"><text:tab/>Astronauta obserwował to nietypowe zachowanie urządzenia z podświadomą zazdrością </text:span></text:p>
      <text:p text:style-name="P1"><text:soft-page-break/><text:span text:style-name="T6">o ubaw jaki mieli odpowiedzialni za Hall’a programiści. On sam jako młody chłopak pasjonował się informatyką, ze szczególnym uwzględnieniem właśnie programowania. Niestety jeszcze przed wyborem studiów poznał </text:span><text:span text:style-name="T6">o rok starszą</text:span><text:span text:style-name="T6"> </text:span><text:span text:style-name="T6">Maggy, która zachęciła go do wspólnego wybrania geologii </text:span><text:span text:style-name="T6">na Uniwersytecie Chicagowskim. Na początku drugiego roku studi</text:span><text:span text:style-name="T6">ów rzuciła go dla kolegi z grupy i tydzień później wraz z tamtym </text:span><text:span text:style-name="T6">opuściła</text:span><text:span text:style-name="T6"> uczelnię. Dziewczyna próbowała nawiązać z nim kontakt kilka miesięcy p</text:span><text:span text:style-name="T6">o tym</text:span><text:span text:style-name="T6">, lecz on był w niej zbyt mocno zakochany i zarazem dumny, by </text:span><text:span text:style-name="T6">potrafić</text:span><text:span text:style-name="T6"> </text:span><text:span text:style-name="T6">jej</text:span><text:span text:style-name="T6"> wybaczyć. </text:span><text:span text:style-name="T6">On</text:span><text:span text:style-name="T6"> po kilku latach doktoryzował się z geologii Marsa, a Meggy pozostała jego naj</text:span><text:span text:style-name="T6">boleśniejszym </text:span><text:span text:style-name="T6">zawodem.</text:span></text:p>
      <text:p text:style-name="P1"><text:span text:style-name="T6"><text:tab/>Niestety, stan </text:span><text:span text:style-name="T6">pokładowego lekarza</text:span><text:span text:style-name="T6"> nie poprawiał się, </text:span><text:span text:style-name="T6">wręcz</text:span><text:span text:style-name="T6"> z każdą chwilą zdawał się nawet pogarszać, na jego </text:span><text:span text:style-name="T6">bladej </text:span><text:span text:style-name="T6">twarzy </text:span><text:span text:style-name="T6">uwidocznił</text:span><text:span text:style-name="T6"> się wyraźny, nieprzyjemny grymas, </text:span><text:span text:style-name="T6">a</text:span><text:span text:style-name="T6"> sylwetka nabrała na pewien sposób upiornej formy.</text:span></text:p>
      <text:p text:style-name="P1"><text:span text:style-name="T6">- Co się z tobą dzieje, Tom. Ja chyba śnię – pomyślał w duchu </text:span><text:span text:style-name="T6">zrezygnowany geolog</text:span><text:span text:style-name="T6"> i wrócił do kantyny, gdzie właśnie </text:span><text:span text:style-name="T6">otwierano</text:span><text:span text:style-name="T6"> tak wyczekiwan</text:span><text:span text:style-name="T6">ą</text:span><text:span text:style-name="T6"> wiadomość z Ziemi.</text:span></text:p>
      <text:p text:style-name="P6"><text:tab/></text:p>
      <text:p text:style-name="P2">JSC Houston 09 23 2035r.</text:p>
      <text:p text:style-name="P1"><text:span text:style-name="T7">Czas pokładowy 5:</text:span><text:span text:style-name="T7">38</text:span></text:p>
      <text:p text:style-name="P8"/>
      <text:p text:style-name="P1"><text:span text:style-name="T7"><text:tab/>Wstrzymajcie się z jakimikolwiek akcjami i pod żadnym pozorem nie wchodźcie do ambulatorium. </text:span><text:span text:style-name="T7">Czekajcie na wytyczne. Prowadzimy </text:span><text:span text:style-name="T7">narady</text:span><text:span text:style-name="T7"> ze specjalistami.</text:span></text:p>
      <text:p text:style-name="P1"><text:span text:style-name="T7"><text:tab/>Dyrektor Wykonawczy Ron</text:span><text:span text:style-name="T7">ald</text:span><text:span text:style-name="T7"> Walker</text:span></text:p>
      <text:p text:style-name="P8"/>
      <text:p text:style-name="P3"><text:span text:style-name="T8"><text:tab/>Krogman zasiadł bez słowa do jednego z laptopów przy stanowisku z boku kantyny </text:span></text:p>
      <text:p text:style-name="P3"><text:span text:style-name="T8">i odłączył drzwi sali medycznej od systemu. W tym samym czasie mechanik odstawił plastikowy kubek, z którego wziął ostatni łyk wody i wrzucił foliowe opakowanie po równie foliowym w smaku risotto, do zgniatarki. Wychodząc z pomieszczenia rzucił tylko – Idę się przebrać – ciągle był w pidżamie.</text:span></text:p>
      <text:p text:style-name="P3"><text:span text:style-name="T8">- Co myślisz? - zagadnął ściszonym głosem Mark, gdy </text:span><text:span text:style-name="T8">przejście się zasunęło</text:span><text:span text:style-name="T8">.</text:span></text:p>
      <text:p text:style-name="P3"><text:span text:style-name="T8">- To jakaś matnia. Najgorsza rzecz, jaka mogła się </text:span><text:span text:style-name="T8">nam</text:span><text:span text:style-name="T8"> zdarzyć, do tego w newralgicznym momencie. Mam nadzieję, że </text:span><text:span text:style-name="T8">c</text:span><text:span text:style-name="T8">i tam – </text:span><text:span text:style-name="T8">pokazał</text:span><text:span text:style-name="T8"> ręką na ekran laptopa – coś wymyślą.</text:span></text:p>
      <text:p text:style-name="P3"><text:span text:style-name="T8">- Nie wyobrażam sobie co zrobimy, jeśli nie poskładają </text:span><text:span text:style-name="T8">Starego</text:span><text:span text:style-name="T8"> na powrót w jedną całość. - </text:span><text:span text:style-name="T8">od</text:span><text:span text:style-name="T8">rzekł</text:span></text:p>
      <text:p text:style-name="P3"><text:span text:style-name="T8">z obawą </text:span><text:span text:style-name="T8">Mark.</text:span></text:p>
      <text:p text:style-name="P3"><text:span text:style-name="T8">- </text:span><text:span text:style-name="T8">Myślę</text:span><text:span text:style-name="T8">, że tak długo zwlekają, bo pobierają zapisy z kamer – Burt rozejrzał się po suficie, lecz nie znalazł niczego, na czym mógłby zaczepić podejrzliwe spojrzenie. – Jestem pewny, że gdzieś tu są – dodał po chwili.</text:span></text:p>
      <text:p text:style-name="P3"><text:span text:style-name="T8"><text:tab/>Oficjalnie kamery </text:span><text:span text:style-name="T8">powinny</text:span><text:span text:style-name="T8"> się znajdować jedynie w pomieszczeniach technicznych, nieoficjalnie miały być wszędzie, nawet w </text:span><text:span text:style-name="T8">socjalnych i</text:span><text:span text:style-name="T8"> „prywatnych”.</text:span></text:p>
      <text:p text:style-name="P3"><text:span text:style-name="T8">- Jeśli masz rację, to pobranie plików i weryfikacja zapisów zajmie </text:span><text:span text:style-name="T8">wieki</text:span><text:span text:style-name="T8"> – powątpiewał </text:span><text:span text:style-name="T8">Winkler</text:span><text:span text:style-name="T8">.</text:span></text:p>
      <text:p text:style-name="P3"><text:span text:style-name="T8"><text:tab/>Drzwi </text:span><text:span text:style-name="T8">z cichym elektrycznym szumem</text:span><text:span text:style-name="T8"> </text:span><text:span text:style-name="T8">ponow</text:span><text:span text:style-name="T8">n</text:span><text:span text:style-name="T8">ie się </text:span><text:span text:style-name="T8">rozsunęły</text:span><text:span text:style-name="T8"> </text:span><text:span text:style-name="T8">i wpadł przez nie zziajany </text:span><text:span text:style-name="T8">mechanik</text:span><text:span text:style-name="T8">. </text:span><text:span text:style-name="T8">Opatrunek założony przez Marka trzymał się już tylko na jednym plastrze.</text:span></text:p>
      <text:p text:style-name="P3"><text:span text:style-name="T8">- Nie uwierzycie – krzyknął </text:span><text:span text:style-name="T8">rozdygotanym głosem</text:span><text:span text:style-name="T8">, wciąż ubrany w pidżamę.</text:span></text:p>
      <text:p text:style-name="P6"><text:tab/>Siedzący spojrzeli po sobie ze zdumieniem, malującym wielkie znaki zapytania na ich twarzach.</text:p>
      <text:p text:style-name="P3"><text:span text:style-name="T8">- </text:span><text:span text:style-name="T8">Mam zdemolowaną</text:span><text:span text:style-name="T8"> sypialnię! </text:span><text:span text:style-name="T8">-</text:span><text:span text:style-name="T8"> </text:span><text:span text:style-name="T8">w</text:span><text:span text:style-name="T8">ykrzyczał jeszcze głośniej, zapominając o bolącym policzku. </text:span><text:span text:style-name="T8">Tego dnia miał już dość niespodzianek.</text:span></text:p>
      <text:p text:style-name="P6"/>
      <text:p text:style-name="P7">***</text:p>
      <text:p text:style-name="P6"/>
      <text:p text:style-name="P3"><text:span text:style-name="T8"><text:tab/></text:span><text:span text:style-name="T8">Dzięki </text:span><text:span text:style-name="T8">przeszkleniu</text:span><text:span text:style-name="T8"> mieszcząc</text:span><text:span text:style-name="T8">e</text:span><text:span text:style-name="T8">mu się na wschodniej ścianie, sala konferencyjna, była już dobrze nasłoneczniona o tej porze dnia. </text:span><text:span text:style-name="T8">Zebrało</text:span><text:span text:style-name="T8"> się </text:span><text:span text:style-name="T8">tutaj</text:span><text:span text:style-name="T8"> kilka najważniejszych osób zaangażowanych w „Mars </text:span><text:span text:style-name="T8">T</text:span><text:span text:style-name="T8">erraforming </text:span><text:span text:style-name="T8">P</text:span><text:span text:style-name="T8">roject”, </text:span><text:span text:style-name="T8">wśród </text:span><text:span text:style-name="T8">obecnych</text:span><text:span text:style-name="T8"> wyczuwało się napięcie.</text:span><text:span text:style-name="T8"> Na ścianie, lekko powyżej centralnie </text:span><text:span text:style-name="T8">umiejscowionego</text:span><text:span text:style-name="T8"> obszernego</text:span><text:span text:style-name="T8"> </text:span><text:span text:style-name="T8">stołu, </text:span><text:span text:style-name="T8">którego grafitowy kolor doskonale korespondował z ciemną wykładziną podłogi,</text:span><text:span text:style-name="T8"> znajdował się ogromny </text:span><text:span text:style-name="T8">wyświetlacz </text:span><text:soft-page-break/><text:span text:style-name="T8">panelowy</text:span><text:span text:style-name="T8"> </text:span><text:span text:style-name="T8">i</text:span><text:span text:style-name="T8"> patrzyły z niego twarze d</text:span><text:span text:style-name="T8">wojga</text:span><text:span text:style-name="T8"> konsultantów biorących zdalny udział w naradzie. </text:span><text:span text:style-name="T8">Rozmowy ucichły, gdy do </text:span><text:span text:style-name="T8">pomieszczenia </text:span><text:span text:style-name="T8">wszedł </text:span><text:span text:style-name="T8">bezceremonialnie</text:span><text:span text:style-name="T8"> szef JSC Houston Kurt Rumens. </text:span><text:span text:style-name="T8">Średniego wzrostu, </text:span><text:span text:style-name="T8">korpulentny</text:span><text:span text:style-name="T8"> m</text:span><text:span text:style-name="T8">ężczyzna </text:span><text:span text:style-name="T8">blisko</text:span><text:span text:style-name="T8"> </text:span><text:span text:style-name="T8">7</text:span><text:span text:style-name="T8">0-tki. </text:span><text:span text:style-name="T8">Nalana, lekko uśmiechnięta twarz</text:span><text:span text:style-name="T8"> </text:span><text:span text:style-name="T8">zdawała się mówić, że jest </text:span><text:span text:style-name="T8">on</text:span><text:span text:style-name="T8"> zadowolony z funkcji, </text:span><text:span text:style-name="T8">jaką</text:span><text:span text:style-name="T8"> pełni i z życia jakie wiedzie, </text:span><text:span text:style-name="T8">które </text:span><text:span text:style-name="T8">w praktyce ograniczało się właśnie do </text:span><text:span text:style-name="T8">pełnionej funkcji, czyli</text:span><text:span text:style-name="T8"> kierowania największym centrum lotów kosmicznych na ziemi.</text:span></text:p>
      <text:p text:style-name="P3"><text:span text:style-name="T8"><text:tab/></text:span><text:span text:style-name="T8">Kurt rozsiadł się w </text:span><text:span text:style-name="T8">wygodnym</text:span><text:span text:style-name="T8"> obrotowym fotelu stojącym w </text:span><text:span text:style-name="T8">eksponowanym</text:span><text:span text:style-name="T8"> miejscu przy stole, sytuując się frontalnie do ekranu. </text:span><text:span text:style-name="T8">Nieomal potrącił butelkę z wodą, gdy uruchamiał</text:span><text:span text:style-name="T8"> gestem dłoni, mikrofon wbudowany w blat, by przywitać się również z uczestnikami telekonferencji. </text:span></text:p>
      <text:p text:style-name="P3"><text:span text:style-name="T8">- Witam wszystkich, szczególnie panią d</text:span><text:span text:style-name="T8">okto</text:span><text:span text:style-name="T8">r </text:span><text:span text:style-name="T8">Barbarę Spark </text:span><text:span text:style-name="T8">i pana profesora </text:span><text:span text:style-name="T8">Igora Stavinsky’ego</text:span><text:span text:style-name="T8">, którzy byli tak uprzejmi, by dołączyć do nas o tak wczesnej porze – </text:span><text:span text:style-name="T8">jego głos był wiarygodnie życzliwy, a wymienieni z nazwiska odwzajemnili się uprzejmym skinieniem. - Państwa nie trzeba w tym gronie bliżej przedstawiać,</text:span><text:span text:style-name="T8"> – </text:span><text:span text:style-name="T8">r</text:span><text:span text:style-name="T8">zeczywiście, oboje byli </text:span><text:span text:style-name="T8">najwyższe</text:span><text:span text:style-name="T8">j klasy specjalistami psychiatrii klinicznej, mieli również swój wkład w badania </text:span><text:span text:style-name="T8">zachowań astronautów</text:span><text:span text:style-name="T8">. - przejdźmy więc do meritum naszego spotkania –</text:span><text:span text:style-name="T8"> </text:span><text:span text:style-name="T8">p</text:span><text:span text:style-name="T8">rzerwał, szukając odpowiedniego dokumentu w leżącym przed nim pliku papierów. - Jak państwu wiadomo, – </text:span><text:span text:style-name="T8">k</text:span><text:span text:style-name="T8">ontynu</text:span><text:span text:style-name="T8">o</text:span><text:span text:style-name="T8">wał już bardziej oficjalnym tonem, trzymając w ręku odpowiednią kartkę. - </text:span><text:span text:style-name="T8">o</text:span><text:span text:style-name="T8">trzymaliśmy około godziny </text:span><text:span text:style-name="T8">temu bardzo niepokojący raport o </text:span><text:span text:style-name="T8">incydencie</text:span><text:span text:style-name="T8"> na „Spectre”. Celem </text:span><text:span text:style-name="T8">konsultac</text:span><text:span text:style-name="T8">j</text:span><text:span text:style-name="T8">i</text:span><text:span text:style-name="T8"> jest sklasyfikowanie zaistniałego problemu oraz wybranie możliwie najlepszego rozwiązania, pozwalającego na kontynuowanie misji </text:span><text:span text:style-name="T8">zgodnie</text:span></text:p>
      <text:p text:style-name="P3"><text:span text:style-name="T8">z harmonogramem. Ron, </text:span><text:span text:style-name="T8">oddaję ci głos, </text:span><text:span text:style-name="T8">proszę podziel się z nami informacjami, jakie udało się wam pozyskać do te</text:span><text:span text:style-name="T8">j</text:span><text:span text:style-name="T8"> </text:span><text:span text:style-name="T8">pory</text:span><text:span text:style-name="T8"> –</text:span><text:span text:style-name="T8"> na powrót zatopił się </text:span><text:span text:style-name="T8">plecami </text:span><text:span text:style-name="T8">w miękkim oparciu.</text:span></text:p>
      <text:p text:style-name="P3"><text:span text:style-name="T8">- </text:span><text:span text:style-name="T8">Dziękuję dyrektorze – zwrócił się bez poufałości do przełożonego Ron</text:span><text:span text:style-name="T8">ald</text:span><text:span text:style-name="T8"> Walker, </text:span><text:span text:style-name="T8">wyjmując ręce</text:span></text:p>
      <text:p text:style-name="P3"><text:span text:style-name="T8">z kieszeni jeansów</text:span><text:span text:style-name="T8">. - O godzinie 4:53 doszło na „Spectre” do zajścia, między dowódcą Tom’em Clark’iem i inżynierem Frank’iem </text:span><text:span text:style-name="T8">Drebin’em. - </text:span><text:span text:style-name="T8">w</text:span><text:span text:style-name="T8">stał i podszedł do ściennego ekranu z dzielonym na prostokąty obrazem, gdzie poza obliczami psychiatrów pojawił się też </text:span><text:span text:style-name="T8">kadr</text:span><text:span text:style-name="T8"> przechwycony </text:span></text:p>
      <text:p text:style-name="P3"><text:span text:style-name="T8">z kamer na „Spectre”. - Jednak poprzedzające je wydarzenia są </text:span><text:span text:style-name="T8">równie alarmistyczne, a źródła ich wraz zespołem dopatrujemy się </text:span><text:span text:style-name="T8">w problemach ze snem, jakich w ostatnich dniach doświadczał Tom Clark - </text:span><text:span text:style-name="T8">c</text:span><text:span text:style-name="T8">iągnął wykład Ron i zerkał kątem oka na </text:span><text:span text:style-name="T8">wchodzącą do sali </text:span><text:span text:style-name="T8">asystentkę dyrektora </text:span><text:span text:style-name="T8">Sandrę</text:span><text:span text:style-name="T8">, </text:span></text:p>
      <text:p text:style-name="P3"><text:span text:style-name="T8">z którą miał od kilku miesięcy romans. </text:span><text:span text:style-name="T8">Zdążył ją poznać już całkiem „blisko”, ale mimo to, nie potrafił oderwać oczu od jej </text:span><text:span text:style-name="T8">długich, </text:span><text:span text:style-name="T8">ponętnych </text:span><text:span text:style-name="T8">nóg.</text:span></text:p>
      <text:p text:style-name="P3"><text:span text:style-name="T8"><text:tab/>Z analiz wideo </text:span><text:span text:style-name="T8">wynikało</text:span><text:span text:style-name="T8">, że Tom przez trzy ostatnie noce nie zmrużył oka, a z insomnią borykał się już od kilku tygodni. Nie </text:span><text:span text:style-name="T8">wspominał o swych problemach w obowiązkowych cotygodniowych raportach, </text:span><text:span text:style-name="T8">lecz</text:span><text:span text:style-name="T8"> w dokumentacji z przebiegu poprzednich jego misji były wzmianki o </text:span><text:span text:style-name="T8">pojawiającej</text:span><text:span text:style-name="T8"> się </text:span><text:span text:style-name="T8">u</text:span><text:span text:style-name="T8"> niego bezsenności. Oboje psychiatrów zgodziło się z tezą, że Tom nie wytrzymał długotrwałego stresu, a kilka nocy bez snu doprowadziły do hiperaktywacji mózgu, co mogło wywołać halucynacje, czy wręcz majaki na jawie, a w efekcie </text:span><text:span text:style-name="T8">po</text:span><text:span text:style-name="T8">pchnąć go do irracjonalnych działań. </text:span></text:p>
      <text:p text:style-name="P3"><text:span text:style-name="T8"><text:tab/>Ostatnie nagrania przed feralnym zdarzeniem były tak szokujące, że część dyskutantów </text:span><text:span text:style-name="T8">żądała utajnienia ich przed </text:span><text:span text:style-name="T8">obsadą</text:span><text:span text:style-name="T8"> „Spectre”. Przeważyły jednak głosy, że ujawnienie zapisów kamer uzmysłowi załodze, jak ważna jest pełna współpraca i przestrzeganie procedur obowiązujących każdego z nich w czasie tak ważnej i wymagającej ekspedycji. Przygotowano dokładny plan działania, </text:span><text:span text:style-name="T8">który astronauci musieli wdrożyć.</text:span></text:p>
      <text:p text:style-name="P6"/>
      <text:p text:style-name="P7">***</text:p>
      <text:p text:style-name="P6"/>
      <text:p text:style-name="P3"><text:span text:style-name="T8"><text:tab/></text:span><text:span text:style-name="T8">Ponad</text:span><text:span text:style-name="T8">stumetrowy statek kosmiczny, wynurzał się w absolutnej ciszy z cienia </text:span><text:span text:style-name="T8">planety; <text:s/></text:span><text:span text:style-name="T8">widmowe</text:span><text:span text:style-name="T8"> szpony prześlizgnęły się </text:span><text:span text:style-name="T8">połyskliwie</text:span><text:span text:style-name="T8">, po </text:span><text:span text:style-name="T8">lodow</text:span><text:span text:style-name="T8">ate</text:span><text:span text:style-name="T8">j tafli kadłuba.</text:span><text:span text:style-name="T8"> </text:span><text:span text:style-name="T8">Dwie </text:span><text:span text:style-name="T8">niemierzalne</text:span><text:span text:style-name="T8"> siły, </text:span><text:span text:style-name="T8">zwarte</text:span><text:span text:style-name="T8"> </text:span><text:span text:style-name="T8">w </text:span><text:span text:style-name="T8">odwiecznym sporze</text:span><text:span text:style-name="T8">, </text:span><text:span text:style-name="T8">o </text:span><text:span text:style-name="T8">przebieg niewidzialnej granicy.</text:span></text:p>
      <text:p text:style-name="P6"/>
      <text:p text:style-name="P3"><text:span text:style-name="T8"><text:tab/>Efekt lat pracy projektantów i dwuletniego wysiłku inżynierów, był pierwszym pojazdem międzyplanetarnym, który swoje życie rozpoczął nie na Ziemi, </text:span><text:span text:style-name="T8">lecz</text:span><text:span text:style-name="T8"> na jej orbicie. </text:span><text:span text:style-name="T8">Wszystkie moduły zostały ostatecznie połączone w przestrzeni kosmicznej. W rzeczywistości statek został </text:span></text:p>
      <text:p text:style-name="P3"><text:soft-page-break/><text:span text:style-name="T8">w dużej części poskładany na Ziemi, by uniknąć najpoważniejszych błędów, następnie poporcjowano go i wyniesiono do stacji kosmicznej, </text:span><text:span text:style-name="T8">gdzie </text:span><text:span text:style-name="T8">nabrał właściwego kształtu. „Spectre” miał już za sobą udaną </text:span><text:span text:style-name="T8">ekskursj</text:span><text:span text:style-name="T8">ę na Marsa, lecz przed obecną wyprawą przeszedł gruntowną </text:span><text:span text:style-name="T8">modernizację. Szczególną uwagę poświęcono lądownikom zadokowanym między głównymi silnikami, </text:span></text:p>
      <text:p text:style-name="P3"><text:span text:style-name="T8">a pokładem. Zostały one zastąpione zupełnie nowym </text:span><text:span text:style-name="T8">modelem</text:span><text:span text:style-name="T8">, choć tak jak poprzednie tworzyły ze statkiem integralną całość. </text:span><text:span text:style-name="T8">Usprawniono też system sztucznej grawitacji, która regularnie sprawiała problemy </text:span><text:span text:style-name="T8">poprzedniej obsadzie statku</text:span><text:span text:style-name="T8">.</text:span></text:p>
      <text:p text:style-name="P3"><text:span text:style-name="T8"><text:tab/></text:span><text:span text:style-name="T8">Silniki manewrowe mieszczące się na skrajach lewej burty strzeliły jasnym światłem plazmy i utrzymywały ciąg póki </text:span><text:span text:style-name="T8">toporna</text:span><text:span text:style-name="T8"> bryła nie wróciła na właściw</text:span><text:span text:style-name="T8">y kurs, dysze </text:span><text:span text:style-name="T8">zapulsowały</text:span><text:span text:style-name="T8"> jeszcze kilka razy, nie mącąc zalegające</text:span><text:span text:style-name="T8">go</text:span><text:span text:style-name="T8"> przestrzeń </text:span><text:span text:style-name="T8">milczenia</text:span><text:span text:style-name="T8">. </text:span><text:span text:style-name="T8">Mimo swych spektakularnych rozmiarów </text:span></text:p>
      <text:p text:style-name="P3"><text:span text:style-name="T8">i najwyższe</text:span><text:span text:style-name="T8">go</text:span><text:span text:style-name="T8"> zaawansowani</text:span><text:span text:style-name="T8">a</text:span><text:span text:style-name="T8"> techniczne</text:span><text:span text:style-name="T8">go</text:span><text:span text:style-name="T8"> „Spectre” był jedynie pyłkiem, </text:span><text:span text:style-name="T8">drobiną kurzu</text:span><text:span text:style-name="T8"> w skali otaczającego go bezmiaru </text:span><text:span text:style-name="T8">i zagrożeń.</text:span><text:span text:style-name="T8"> </text:span><text:span text:style-name="T8">Najlepiej wiedzieli o tym </text:span><text:span text:style-name="T8">czterej ludzie</text:span><text:span text:style-name="T8">, którzy mimo wszystko zdecydowali się powierzyć mu </text:span><text:span text:style-name="T8">realizację swych marzeń – </text:span><text:span text:style-name="T8">A</text:span><text:span text:style-name="T8"> może bardziej ambicji</text:span><text:span text:style-name="T8">.</text:span></text:p>
      <text:p text:style-name="P6"/>
      <text:p text:style-name="P7">***</text:p>
      <text:p text:style-name="P6"/>
      <text:p text:style-name="P1"><text:span text:style-name="T6"><text:tab/>W ciągu </text:span><text:span text:style-name="T6">minionych</text:span><text:span text:style-name="T6"> dwóch godzin otrzymali kilka wiadomości, które tylko podtrzymywały </text:span><text:span text:style-name="T6">ich </text:span><text:span text:style-name="T6">stan niepewności. Nie wiedzieli, co robić, </text:span><text:span text:style-name="T6">bo</text:span><text:span text:style-name="T6"> ew</text:span><text:span text:style-name="T6">entualny</text:span><text:span text:style-name="T6"> błąd mógł ich zbyt wiele kosztować. </text:span><text:span text:style-name="T6">Wyczekiwa</text:span><text:span text:style-name="T6">li </text:span><text:span text:style-name="T6">niecierpliwie.</text:span><text:span text:style-name="T6"> </text:span></text:p>
      <text:p text:style-name="P1"><text:span text:style-name="T6"><text:tab/>Tom w tym czasie przemieścił się w narożnik pomieszczenia, koledzy próbowali się z nim skontaktować przez interkom w nadziei, że coś w nim drgnęło, ale nie. </text:span><text:span text:style-name="T6">N</text:span><text:span text:style-name="T6">ie reagował. </text:span></text:p>
      <text:p text:style-name="P1"><text:span text:style-name="T6"><text:tab/>W końcu </text:span><text:span text:style-name="T6">nadeszła</text:span><text:span text:style-name="T6"> tyleż konkretn</text:span><text:span text:style-name="T6">a</text:span><text:span text:style-name="T6">, co i mrożąc</text:span><text:span text:style-name="T6">a</text:span><text:span text:style-name="T6"> krew w żyłach odpowiedź z Houston. </text:span><text:span text:style-name="T6">Mark zrozumiał, że Burt</text:span><text:span text:style-name="T6"> miał rację. </text:span><text:span text:style-name="T6">K</text:span><text:span text:style-name="T6">amery były wszędzie, </text:span><text:span text:style-name="T6">ale to nie wszystko. Przekaza</text:span><text:span text:style-name="T6">no</text:span><text:span text:style-name="T6"> załodze hasło do nagrań jeszcze sprzed incydentu między Frankiem i Tom’em. Pierwsze nagranie z godziny 4:</text:span><text:span text:style-name="T6">36.</text:span><text:span text:style-name="T6"> </text:span><text:span text:style-name="T6">W</text:span><text:span text:style-name="T6">idać na nim, jak Tom bierze z </text:span><text:span text:style-name="T6">pomieszczenia medycznego</text:span><text:span text:style-name="T6"> skalpel i sprawnym ruchem mocuje go w uchwycie. </text:span><text:span text:style-name="T6">Na kolejnym nagraniu widać już korytarz, przy którym są pokoje Franka </text:span></text:p>
      <text:p text:style-name="P1"><text:span text:style-name="T6">i Tom’a. Jedne z drzwi otwierają się</text:span><text:span text:style-name="T6">,</text:span><text:span text:style-name="T6"> </text:span><text:span text:style-name="T6">pojawia się w nich</text:span><text:span text:style-name="T6"> Frank i wchodzi w kolejne, prowadzące do łazienki. Mija kilka</text:span><text:span text:style-name="T6">naście</text:span><text:span text:style-name="T6"> sekund, </text:span><text:span text:style-name="T6">jest 4:42.</text:span><text:span text:style-name="T6"> </text:span><text:span text:style-name="T6">O</text:span><text:span text:style-name="T6">twiera </text:span><text:span text:style-name="T6">się przejście </text:span><text:span text:style-name="T6">od strony garażu</text:span><text:span text:style-name="T6">, </text:span><text:span text:style-name="T6">w </text:span><text:span text:style-name="T6">półmroku </text:span><text:span text:style-name="T6">korytarz</text:span><text:span text:style-name="T6">a</text:span><text:span text:style-name="T6"> </text:span><text:span text:style-name="T6">widać </text:span><text:span text:style-name="T6">niewyraźnie sylwetk</text:span><text:span text:style-name="T6">ę</text:span><text:span text:style-name="T6"> Tom’a.</text:span><text:span text:style-name="T6"> </text:span><text:span text:style-name="T6">Zmierza</text:span><text:span text:style-name="T6"> </text:span><text:span text:style-name="T6">równym</text:span><text:span text:style-name="T6"> krokiem </text:span><text:span text:style-name="T6">w kierunku</text:span><text:span text:style-name="T6"> </text:span><text:span text:style-name="T6">kabiny</text:span><text:span text:style-name="T6"> </text:span><text:span text:style-name="T6">Marka; widać jak kilk</text:span><text:span text:style-name="T6">ó</text:span><text:span text:style-name="T6">krotnie używa przycisku, lecz drzwi pozostają zamknięte. Odwraca się jakby zmieszany i po chwili </text:span><text:span text:style-name="T6">obraca się w stronę</text:span><text:span text:style-name="T6"> </text:span><text:span text:style-name="T6">kajuty</text:span><text:span text:style-name="T6"> Franka, wchodzi do środka. Nagranie urywa się </text:span></text:p>
      <text:p text:style-name="P1"><text:span text:style-name="T6">i przenosi do pokoju, w którym Tom, uderza kilka </text:span><text:span text:style-name="T6">razy</text:span><text:span text:style-name="T6"> </text:span><text:span text:style-name="T6">uzbrojoną dłonią</text:span><text:span text:style-name="T6"> w pusty materac, </text:span><text:span text:style-name="T6">z furią </text:span><text:span text:style-name="T6">rozrzuca przedmioty, jakie nawiną mu się pod rękę i wychodzi </text:span><text:span text:style-name="T6">wyraźnie zawiedziony </text:span><text:span text:style-name="T6">po</text:span><text:span text:style-name="T6">niesionym fiaskiem</text:span><text:span text:style-name="T6">. </text:span><text:span text:style-name="T6">Spokojnie</text:span><text:span text:style-name="T6"> zmierza w kierunku głównego pokładu, </text:span><text:span text:style-name="T6">a później ambulatorium, gdzie po kilku minutach pojawi się Frank Drebin i pozostałe sceny rozegrają się zgodnie z tym, co przekazał Frank.</text:span></text:p>
      <text:p text:style-name="P1"><text:span text:style-name="T6">- O, kurwa! - </text:span><text:span text:style-name="T6">w</text:span><text:span text:style-name="T6">ypluł z siebie Frank. - Czy on zamie</text:span><text:span text:style-name="T6">d</text:span><text:span text:style-name="T6">iał mie… - </text:span><text:span text:style-name="T6">urwał bełkotliwie</text:span><text:span text:style-name="T6">, język </text:span><text:span text:style-name="T6">zesztywniał mu w ustach</text:span><text:span text:style-name="T6"> z emocji po tym, </text:span><text:span text:style-name="T6">co</text:span><text:span text:style-name="T6"> zobaczył na ekranie i </text:span><text:span text:style-name="T6">uświadomił sobie, </text:span><text:span text:style-name="T6">jak niewiele dzieliło </text:span><text:span text:style-name="T6">go od uderzeń ostrza.</text:span></text:p>
      <text:p text:style-name="P1"><text:span text:style-name="T6">- </text:span><text:span text:style-name="T6">Prz</text:span><text:span text:style-name="T6">ełącznik</text:span><text:span text:style-name="T6"> się zepsuł, trzeba go chwilę przytrzymać … - </text:span><text:span text:style-name="T6">wydukał</text:span><text:span text:style-name="T6"> mechanicznie Mark. </text:span><text:span text:style-name="T6">Również był</text:span><text:span text:style-name="T6"> pod silnym wrażeniem obejrzanych nagrań. </text:span><text:span text:style-name="T6">Spoglądał ukradkiem w kierunku, gdzie pozostawał zamknięty Tom.</text:span></text:p>
      <text:p text:style-name="P1"><text:span text:style-name="T6">- Chcą, byśmy go </text:span><text:span text:style-name="T6">obezwładnili</text:span><text:span text:style-name="T6"> z </text:span><text:span text:style-name="T6">wykorzystaniem</text:span><text:span text:style-name="T6"> Hall’a – czytał ze zdziwieniem dalszą część wiadomości Burt. Nie miał pojęcia, że </text:span><text:span text:style-name="T6">automat</text:span><text:span text:style-name="T6"> dysponuje arsenałem </text:span><text:span text:style-name="T6">ofensywnym</text:span><text:span text:style-name="T6">. </text:span><text:span text:style-name="T6">W jednej chwili nabrał respektu do niepozornego współlokatora. - </text:span><text:span text:style-name="T6">I</text:span><text:span text:style-name="T6"> umieścili w roomie diagnostyczno-zabiegow</text:span><text:span text:style-name="T6">y</text:span><text:span text:style-name="T6">…</text:span></text:p>
      <text:p text:style-name="P1"><text:span text:style-name="T6">- </text:span><text:span text:style-name="T6">Jak u diabła Hall miałby nam pomóc? - przerwał mu </text:span><text:span text:style-name="T6">poirytowany</text:span><text:span text:style-name="T6"> </text:span><text:span text:style-name="T6">Młody</text:span><text:span text:style-name="T6">.</text:span></text:p>
      <text:p text:style-name="P1"><text:span text:style-name="T6">- P</text:span><text:span text:style-name="T6">odali</text:span><text:span text:style-name="T6"> nam </text:span><text:span text:style-name="T6">jednokrotny </text:span><text:span text:style-name="T6">kod </text:span><text:span text:style-name="T6">aktywujący</text:span><text:span text:style-name="T6"> jego </text:span><text:span text:style-name="T6">nieaktyw</text:span><text:span text:style-name="T6">izowa</text:span><text:span text:style-name="T6">ną funkcjonalność –</text:span><text:span text:style-name="T6"> wyjaśnił </text:span><text:span text:style-name="T6">Krogman</text:span><text:span text:style-name="T6">.</text:span></text:p>
      <text:p text:style-name="P1"><text:span text:style-name="T6">- Nowa funkcjonalność? Niech </text:span><text:span text:style-name="T6">się zastanowię</text:span><text:span text:style-name="T6">, </text:span><text:span text:style-name="T6">może </text:span><text:span text:style-name="T6">wymasuje mu stopy? </text:span><text:span text:style-name="T6">- zadrwił Frank.</text:span></text:p>
      <text:p text:style-name="P1"><text:span text:style-name="T6">- Użyje paralizatora – z satysfakcją zabił gwoździa Burt. </text:span><text:span text:style-name="T6">Drebin</text:span><text:span text:style-name="T6"> </text:span><text:span text:style-name="T6">nic nie </text:span><text:span text:style-name="T6">odp</text:span><text:span text:style-name="T6">owiedział, zastygł</text:span></text:p>
      <text:p text:style-name="P6">z głupawym wyrazem twarzy.</text:p>
      <text:p text:style-name="P6"><text:soft-page-break/></text:p>
      <text:p text:style-name="P1"><text:span text:style-name="T6"><text:tab/></text:span><text:span text:style-name="T6">Robot przemknął gładko przez próg. Sala była jasna, pełna skomplikowanej aparatury medycznej. </text:span><text:span text:style-name="T6">P</text:span><text:span text:style-name="T6">rzecinała ją transparentna ściana, dzieląc </text:span><text:span text:style-name="T6">wnętrze na część podstawową </text:span></text:p>
      <text:p text:style-name="P1"><text:span text:style-name="T6">i sterylną, </text:span><text:span text:style-name="T6">gdzie mieścił się blok operacyjnych i bardziej zaawansowane narzędzia</text:span><text:span text:style-name="T6">. Hall zbliżył się do postaci s</text:span><text:span text:style-name="T6">kurczonej na posadzce</text:span><text:span text:style-name="T6"> w rogu.</text:span></text:p>
      <text:p text:style-name="P6">- Przepraszam, Tom.</text:p>
      <text:p text:style-name="P6"/>
      <text:p text:style-name="P10"><text:span text:style-name="T6">R</text:span><text:span text:style-name="T6">ozdział II</text:span></text:p>
      <text:p text:style-name="P6"/>
      <text:p text:style-name="P1"><text:span text:style-name="T6"><text:tab/></text:span><text:span text:style-name="T6">Kolejna pula żetonów </text:span><text:span text:style-name="T6">przesunęła się z szelestem </text:span><text:span text:style-name="T6">w objęcia</text:span><text:span text:style-name="T6"> Marka, gdy po przebiciu usłyszał „Pas!” z drugiej strony stołu. Nie tyle karta mu </text:span><text:span text:style-name="T6">dopisywała, jak sugerował </text:span><text:span text:style-name="T6">Młody</text:span><text:span text:style-name="T6">, co </text:span><text:span text:style-name="T6">fakt, że</text:span><text:span text:style-name="T6"> był po prostu najlepszym pokerzystą w </text:span><text:span text:style-name="T6">tym</text:span><text:span text:style-name="T6"> towarzystwie, no może z wyłączeniem </text:span><text:span text:style-name="T6">Starego</text:span><text:span text:style-name="T6">, on też rozumiał tę grę, lecz ten znajdował się już od dwóch </text:span><text:span text:style-name="T6">dni </text:span><text:span text:style-name="T6">w śpiączce </text:span><text:span text:style-name="T6">farmakologicznej</text:span><text:span text:style-name="T6"> i Markowi ciężko było sobie wyobrazić, by po tym wszystkim, co zaszło, </text:span><text:span text:style-name="T6">mogli jeszcze usiąść razem do stołu. Więcej, Mark nie chciał </text:span><text:span text:style-name="T6">go</text:span><text:span text:style-name="T6"> na statku, nie zaufa mu już nigdy. </text:span><text:span text:style-name="T6">Dla niego</text:span><text:span text:style-name="T6"> nie było usprawiedliwieniem, </text:span><text:span text:style-name="T6">ż</text:span><text:span text:style-name="T6">e Clark był niepoczytalny </text:span><text:span text:style-name="T6">i</text:span><text:span text:style-name="T6"> nie miało znaczenia w jakim stanie świadomości jest osoba usiłująca go zabić. Tom był istotnym członkiem załogi, ale w zaistniałych okolicznościach stał się dla niej największym </text:span><text:span text:style-name="T6">obciążeniem </text:span><text:span text:style-name="T6">i</text:span><text:span text:style-name="T6"> zagrożeniem, </text:span><text:span text:style-name="T6">dlatego najlepiej, gdyby już się nie obudził – choć i w tym stanie przysparzał szeregu problemów.</text:span></text:p>
      <text:p text:style-name="P1"><text:span text:style-name="T6"><text:tab/>Burt towarzyszył kolegom pochłoniętym grą, siedział wpatrzony w „Geologiczny Atlas Planet”, czytanie mu nie szło i wciąż zaczynał bieżącą stronę od początku. </text:span><text:span text:style-name="T6">Był rozkojarzony jak reszta, </text:span><text:span text:style-name="T6">a jego</text:span><text:span text:style-name="T6"> myśli ogniskowały się </text:span><text:span text:style-name="T6">na podłączonej do aparatów </text:span><text:span text:style-name="T6">medycznych</text:span><text:span text:style-name="T6">, leżąc</text:span><text:span text:style-name="T6">ym ciele</text:span><text:span text:style-name="T6"> Tom’a. </text:span></text:p>
      <text:p text:style-name="P1"><text:span text:style-name="T6"><text:tab/></text:span><text:span text:style-name="T6">O</text:span><text:span text:style-name="T6">garnęło </text:span><text:span text:style-name="T6">go</text:span><text:span text:style-name="T6"> znużenie. </text:span><text:span text:style-name="T6">Zebrał umazane pomidorowym sosem talerze, pozostawione po niedawnym obiedzie i włożył je do zmywarki. Właściwie nazwa „zmywarka” była nieadekwatna, bo </text:span><text:span text:style-name="T6">urządzenie</text:span><text:span text:style-name="T6">, nie używał</text:span><text:span text:style-name="T6">o</text:span><text:span text:style-name="T6"> do czyszczenia żadnych cieczy. </text:span></text:p>
      <text:p text:style-name="P1"><text:span text:style-name="T6"><text:tab/></text:span><text:span text:style-name="T6">Poczuł, </text:span><text:span text:style-name="T6">że </text:span><text:span text:style-name="T6">jakiś gorący napój</text:span><text:span text:style-name="T6"> </text:span><text:span text:style-name="T6">mógłby</text:span><text:span text:style-name="T6"> mu zrobić lepiej, albo chociaż samo </text:span><text:span text:style-name="T6">jego</text:span><text:span text:style-name="T6"> przygotowanie </text:span><text:span text:style-name="T6">uwolni go</text:span><text:span text:style-name="T6"> na chwilę od uporczywych myśli.</text:span></text:p>
      <text:p text:style-name="P6">- Napijecie się czegoś?</text:p>
      <text:p text:style-name="P1"><text:span text:style-name="T6">- Dziurawiec – dał znak </text:span><text:span text:style-name="T6">ręką</text:span><text:span text:style-name="T6"> </text:span><text:span text:style-name="T6">najmłodszy z załogi Frank</text:span><text:span text:style-name="T6">, nie odrywając oczu od dwóch </text:span><text:span text:style-name="T6">dam trzymanych</text:span><text:span text:style-name="T6"> w </text:span><text:span text:style-name="T6">prawej</text:span><text:span text:style-name="T6"> </text:span><text:span text:style-name="T6">dłoni</text:span><text:span text:style-name="T6">.</text:span></text:p>
      <text:p text:style-name="P1"><text:span text:style-name="T6">- Ja podziękuję – kiwnął przecząco Mark, </text:span><text:span text:style-name="T6">jednocześnie sprawdzając podbicie preflop dorzuc</text:span><text:span text:style-name="T6">eniem</text:span><text:span text:style-name="T6"> odpowiedni</text:span><text:span text:style-name="T6">ej</text:span><text:span text:style-name="T6"> iloś</text:span><text:span text:style-name="T6">ci</text:span><text:span text:style-name="T6"> żetonów.</text:span></text:p>
      <text:p text:style-name="P1"><text:span text:style-name="T6"><text:tab/>Tak, nikogo już nie dziwiło, że automat </text:span><text:span text:style-name="T6">oferuje</text:span><text:span text:style-name="T6"> różnego rodzaju susz</text:span><text:span text:style-name="T6">e</text:span><text:span text:style-name="T6"> ziołowe, a brakowało zwykłej kawy, herbaty, </text:span><text:span text:style-name="T6">czy</text:span><text:span text:style-name="T6"> nawet kakao, </text:span><text:span text:style-name="T6">nie wspominając o cukrze</text:span><text:span text:style-name="T6">. Burt potrzebował krzepiącej aromatycznej kawy, ale przepisy mówiły wyraźnie </text:span><text:span text:style-name="T6">- </text:span><text:span text:style-name="T6"><text:s/>„Na pokładzie zakazane są wszelkie </text:span><text:span text:style-name="T6">produkty zawierające alkaloidy.”, więc psychoaktywne substancje jak kofeina </text:span><text:span text:style-name="T6">i</text:span><text:span text:style-name="T6"> teina, </text:span><text:span text:style-name="T6">znajdowały się</text:span><text:span text:style-name="T6"> na „czarnej” liście.</text:span></text:p>
      <text:p text:style-name="P1"><text:span text:style-name="T6">- Cóż za </text:span><text:span text:style-name="T6">kuriozalna sytuacja. </text:span><text:span text:style-name="T6">Stary</text:span><text:span text:style-name="T6"> oszalał mimo to - pomyślał z rozgoryczeniem. - Albo właśnie przez ten pieprzony dziurawiec.</text:span></text:p>
      <text:p text:style-name="P1"><text:span text:style-name="T6"><text:tab/></text:span><text:span text:style-name="T6">Młody</text:span><text:span text:style-name="T6"> poczuł woń zwycięstwa, </text:span><text:span text:style-name="T6">jego oponent</text:span><text:span text:style-name="T6"> zdawał się połknąć haczyk i dołożył gruby stos do puli , a na stole leżała już </text:span><text:span text:style-name="T6">przecież </text:span><text:span text:style-name="T6">trzecia dama, </text:span><text:span text:style-name="T6">która tak </text:span><text:span text:style-name="T6">go </text:span><text:span text:style-name="T6">ucieszyła chwilę wcześniej. Nie dał jednak po sobie poznać, że ta karta wzmocniła jego rękę, a teraz zagrał za wszystko pozorując, że może wcale nie ma tak mocnego układu i że warto go sprawdzić nawet ze średnią ręką. </text:span><text:span text:style-name="T6">Fizyk</text:span><text:span text:style-name="T6"> sprawdził bez wahania, co nieco skonsternowało Franka, po czym </text:span><text:span text:style-name="T6">bez ociągania </text:span><text:span text:style-name="T6">wyłożył niepozorne KT, </text:span><text:span text:style-name="T6">najwyraźniej chciał oszczędzić </text:span><text:span text:style-name="T6">biedakowi</text:span><text:span text:style-name="T6"> kolejnej emocjonalnej huśtawki, bo stawka była </text:span><text:span text:style-name="T6">faktycznie</text:span><text:span text:style-name="T6"> wysoka. </text:span><text:span text:style-name="T6">Zafrapowany F</text:span><text:span text:style-name="T6">rank </text:span><text:span text:style-name="T6">Drebin</text:span><text:span text:style-name="T6"> spoglądał na blat dłuższą chwilę nim król z dziesiątką wkomponowały się w strita. </text:span></text:p>
      <text:p text:style-name="P1"><text:span text:style-name="T6">- </text:span><text:span text:style-name="T6">Wykończysz mnie! Jak ty to robisz? - Frank uderzył w geście rezygnacji kartami o stół. </text:span><text:span text:style-name="T6">Dostrzegł</text:span><text:span text:style-name="T6"> ze zdziwieniem, </text:span><text:span text:style-name="T6">że</text:span><text:span text:style-name="T6"> włosy Marka</text:span><text:span text:style-name="T6"> </text:span><text:span text:style-name="T6">w jednej chwili</text:span><text:span text:style-name="T6"> się uniosły, </text:span><text:span text:style-name="T6">a </text:span><text:span text:style-name="T6">podmuch, jaki wywołał ruchem ręki,</text:span><text:span text:style-name="T6"> </text:span><text:span text:style-name="T6">wzbił w górę całą talię </text:span><text:span text:style-name="T6">wraz z częścią żetonów. - Łooo… - krzyknął</text:span><text:span text:style-name="T6"> </text:span><text:span text:style-name="T6">podekscytowany, wykonując </text:span><text:span text:style-name="T6">siłą rozpędu</text:span><text:span text:style-name="T6"> salto do tyłu i wznosząc się pod sufit; krzesło podążyło za nim.</text:span></text:p>
      <text:p text:style-name="P1"><text:soft-page-break/><text:span text:style-name="T6">- Trzymaj się podłogi! – zwrócił się do </text:span><text:span text:style-name="T6">niego</text:span><text:span text:style-name="T6"> Burt </text:span><text:span text:style-name="T6">Krogman</text:span><text:span text:style-name="T6">, starając się zachować równowagę</text:span></text:p>
      <text:p text:style-name="P1"><text:span text:style-name="T6">z kubkiem gorącego płynu w dłoniach. </text:span><text:span text:style-name="T6">Przezornie, maszyna była przygotowana na takie sytuacje </text:span></text:p>
      <text:p text:style-name="P1"><text:span text:style-name="T6">i wydawała </text:span><text:span text:style-name="T6">pojemniki </text:span><text:span text:style-name="T6">zamknięte deklem </text:span><text:span text:style-name="T6">z małym </text:span><text:span text:style-name="T6">zamykanym </text:span><text:span text:style-name="T6">otworem </text:span><text:span text:style-name="T6">jak dla niemowlaka</text:span><text:span text:style-name="T6">. Ni</text:span><text:span text:style-name="T6">gdy nie</text:span><text:span text:style-name="T6"> było </text:span><text:span text:style-name="T6">dokładnie</text:span><text:span text:style-name="T6"> wiadomo, kiedy </text:span><text:span text:style-name="T6"><text:s/></text:span><text:span text:style-name="T6">przyrząd</text:span><text:span text:style-name="T6">y</text:span><text:span text:style-name="T6"> </text:span><text:span text:style-name="T6">ponowią</text:span><text:span text:style-name="T6"> działanie </text:span><text:span text:style-name="T6">systemu</text:span><text:span text:style-name="T6"> grawitacji, więc zachowanie Franka było, </text:span><text:span text:style-name="T6">mocno</text:span><text:span text:style-name="T6"> ryzykowne.</text:span></text:p>
      <text:p text:style-name="P1"><text:span text:style-name="T6">- </text:span><text:span text:style-name="T6">Musisz mi się dać odegrać – zaopiniował </text:span><text:span text:style-name="T6">Młody</text:span><text:span text:style-name="T6"> spod sufitu. - Od początku, gdy wymyśliłeś, że przegrany bierze trzy dyżury przy Tom’ie, czułem, że to ja będę tą ofiarą - dodał z nieukrywanym rozbawieniem, choć </text:span><text:span text:style-name="T6">towarzysze</text:span><text:span text:style-name="T6"> nie wiedzieli, czym powodowanym, </text:span><text:span text:style-name="T6">bo doglądanie Tom’a istotnie było </text:span><text:span text:style-name="T6">aktualnie</text:span><text:span text:style-name="T6"> najuciążliwszym z ich obowiązków.</text:span></text:p>
      <text:p text:style-name="P1"><text:span text:style-name="T6">- „</text:span><text:span text:style-name="T6">Uwaga! </text:span><text:span text:style-name="T6">Grawitacja</text:span><text:span text:style-name="T6"> zostanie przywrócona</text:span><text:span text:style-name="T6"> za</text:span><text:span text:style-name="T6"> </text:span><text:span text:style-name="T6">20 sekund” - rozległ się </text:span><text:span text:style-name="T6">z głośników </text:span><text:span text:style-name="T6">komunikat </text:span><text:span text:style-name="T6">powtarzany kolejno co 5 sekund.</text:span></text:p>
      <text:p text:style-name="P1"><text:span text:style-name="T6">- O rewanżu pogadamy jutro, teraz wracaj na </text:span><text:span text:style-name="T6">dół</text:span><text:span text:style-name="T6"> – </text:span><text:span text:style-name="T6">u</text:span><text:span text:style-name="T6">pomniał </text:span><text:span text:style-name="T6">Franka</text:span><text:span text:style-name="T6"> </text:span><text:span text:style-name="T6">jego karciany pogromca,</text:span><text:span text:style-name="T6"> otoczony rojem „</text:span><text:span text:style-name="T6">motyli”</text:span><text:span text:style-name="T6"> </text:span><text:span text:style-name="T6">migotliwie </text:span><text:span text:style-name="T6">wirujących na wszystkie możliwe sposoby. </text:span><text:span text:style-name="T6">Jego krzesło było przypięte do podłoża i wystarczyło, że </text:span><text:span text:style-name="T6">przytrzymał</text:span><text:span text:style-name="T6"> się </text:span><text:span text:style-name="T6">poręczy</text:span><text:span text:style-name="T6"> czekając, </text:span><text:span text:style-name="T6">aż </text:span><text:span text:style-name="T6">stan nieważkości minie</text:span><text:span text:style-name="T6">.</text:span></text:p>
      <text:p text:style-name="P1"><text:span text:style-name="T6"><text:tab/></text:span><text:span text:style-name="T6">System sztucznej grawitacji </text:span><text:span text:style-name="T6">konsumował</text:span><text:span text:style-name="T6"> </text:span><text:span text:style-name="T6">większą część</text:span><text:span text:style-name="T6"> energii </text:span><text:span text:style-name="T6">elektrycznej </text:span><text:span text:style-name="T6">wytwarzanej przez reaktor zasilający</text:span><text:span text:style-name="T6">, </text:span><text:span text:style-name="T6">wiązało się to także z</text:span><text:span text:style-name="T6"> wydziel</text:span><text:span text:style-name="T6">aniem</text:span><text:span text:style-name="T6"> potężn</text:span><text:span text:style-name="T6">ych</text:span><text:span text:style-name="T6"> ilości ciepła. </text:span><text:span text:style-name="T6">Częste p</text:span><text:span text:style-name="T6">rzegrzewanie się głównych elementów </text:span><text:span text:style-name="T6">agregatu</text:span><text:span text:style-name="T6"> zarejestrowane w czasie trwania poprzedniej misji zmusiło konstruktorów do zastosowania drugiego, równoległego układu, któr</text:span><text:span text:style-name="T6">y był uruchamiany samoczynnie w momencie, gdy pierwszy zostałby awaryjnie wyłączony. W założeniach </text:span><text:span text:style-name="T6">zamiana pracujących urządzeń miała być nieodczuwalna, jednak załoga zdołała się już przyzwyczaić do chwilowych zaników siły przyciągania i nie wywoływało to w nich zdziwienia.</text:span></text:p>
      <text:p text:style-name="P1"><text:span text:style-name="T6"><text:tab/></text:span><text:span text:style-name="T6">Na chwilę wszyscy trzej stracili orientację; mieli wrażenie, że kantyna zawirowała </text:span></text:p>
      <text:p text:style-name="P1"><text:span text:style-name="T6">i niewidoczna siła cisnęła nimi </text:span><text:span text:style-name="T6">śliską </text:span><text:span text:style-name="T6">o ścianę, następnie przeczołgała </text:span><text:span text:style-name="T6">ich</text:span><text:span text:style-name="T6"> po niej dwa metry </text:span></text:p>
      <text:p text:style-name="P1"><text:span text:style-name="T6">i porzuciła zasypując deszczem </text:span><text:span text:style-name="T6">lewitujących jeszcze przed chwilą </text:span><text:span text:style-name="T6">żetonów, kart </text:span><text:span text:style-name="T6">i pozostałych przedmiotów, </text:span><text:span text:style-name="T6">w tym krzesłem</text:span><text:span text:style-name="T6">. Znaleźli się w narożniku łączącym sufit ze ścianami. Pomieszczenie widziane z tej perspektywy nie przypominało już dobrze im znanej </text:span><text:span text:style-name="T6">kantyny. </text:span><text:span text:style-name="T6">Trudno im było przestawić percepcję do nowych realiów.</text:span></text:p>
      <text:p text:style-name="P6">- No to się narobiło – w głosie Franka czuć było niepokój.</text:p>
      <text:p text:style-name="P1"><text:span text:style-name="T6">- Czujecie </text:span><text:span text:style-name="T6">to</text:span><text:span text:style-name="T6">? - spytał </text:span><text:span text:style-name="T6">Krogman</text:span><text:span text:style-name="T6">, ze zdziwieniem wpatrując się w kubek ciążący mu</text:span><text:span text:style-name="T6"> </text:span><text:span text:style-name="T6">dłoniach.</text:span></text:p>
      <text:p text:style-name="P1"><text:span text:style-name="T6">- </text:span><text:span text:style-name="T6">Powyżej</text:span><text:span text:style-name="T6"> 2g? - zgadywał Mark.</text:span></text:p>
      <text:p text:style-name="P6">- Chyba coś koło tego, ledwo się ruszam – odrzekł Burt i z braku innych możliwości napił się</text:p>
      <text:p text:style-name="P1"><text:span text:style-name="T6">z kubka, choć ochota już mu przeszła. Kiwnął kubkiem w kierunku </text:span><text:span text:style-name="T6">Drebina</text:span><text:span text:style-name="T6"> – </text:span><text:span text:style-name="T6">C</text:span><text:span text:style-name="T6">hcesz, </text:span><text:span text:style-name="T6">Młody</text:span><text:span text:style-name="T6">?</text:span></text:p>
      <text:p text:style-name="P1"><text:span text:style-name="T6">- Chętnie –</text:span><text:span text:style-name="T6"> przejął naczynie z największym trudem.</text:span></text:p>
      <text:p text:style-name="P1"><text:span text:style-name="T6"><text:tab/>Po kilkunastu minutach, które nie przyniosły żadnej zmiany, zaczęli się </text:span><text:span text:style-name="T6">mocno </text:span><text:span text:style-name="T6">niepokoić.</text:span></text:p>
      <text:p text:style-name="P1"><text:span text:style-name="T6">- Komputer pokładowy, zrestartuj system grawitacji - krzyknął </text:span><text:span text:style-name="T6">mechanik</text:span><text:span text:style-name="T6">.</text:span></text:p>
      <text:p text:style-name="P1"><text:span text:style-name="T6">- Odmawiam, system grawitacji funkcjonuje poprawnie – usłyszeli suchy komunikat.</text:span></text:p>
      <text:p text:style-name="P6">- Komputer pokładowy, wyłącz grawitację – wydarł się Frank, tym razem głosem pełnym złości.</text:p>
      <text:p text:style-name="P6">- Odmawiam, dyspozycja niezgodna z regulaminem.</text:p>
      <text:p text:style-name="P1"><text:span text:style-name="T6"><text:tab/>Ich sytuacja była poważna. </text:span><text:span text:style-name="T6">Dr marsjańskiej geologii</text:span><text:span text:style-name="T6"> wpadł na jedyny sensowny pomysł:</text:span></text:p>
      <text:p text:style-name="P6">- Komputer pokładowy, nagrywaj.</text:p>
      <text:p text:style-name="P6"/>
      <text:p text:style-name="P7">***</text:p>
      <text:p text:style-name="P6"/>
      <text:p text:style-name="P1"><text:span text:style-name="T6"><text:tab/>- No, dobrze – powiedział Ron</text:span><text:span text:style-name="T6">ald Walker</text:span><text:span text:style-name="T6">, pochylony nad monitorem – </text:span><text:span text:style-name="T6">tylko czemu sala jest pusta? - człowiek obsługujący komputer, wskazał palcem na miejsce znajdujące się w lewym górnym narożniku kantyny, </text:span><text:span text:style-name="T6">gdzie leżeli bezradni mężczyźni.</text:span></text:p>
      <text:p text:style-name="P1"><text:span text:style-name="T6">- </text:span><text:span text:style-name="T6">O, Boże! - Ron </text:span><text:span text:style-name="T6">ledwo </text:span><text:span text:style-name="T6">wysłuchał wiadomości </text:span><text:span text:style-name="T6">nagranej przez Krogmana</text:span><text:span text:style-name="T6"> i </text:span><text:span text:style-name="T6">kazał się łączyć</text:span></text:p>
      <text:p text:style-name="P1"><text:span text:style-name="T6">z działem projektowo-konstrukcyjnym, odpowiedzialnym za generatory. Chwilę później szedł już długim korytarzem o licznych przylegających doń odgałęzieniach, żeby upewnić się, iż zespół robi wszystko, by jak najszybciej przywrócić prawidłowe funkcjonowanie systemu. Solidne drzwi rozsunęły się przed nim; chip, który miał wszczepiony pod pachą, dawał mu niemal nieograniczony dostęp do większości pomieszczeń gmachu. Przystanął wśród kwitnących na różowo dracenii, </text:span><text:soft-page-break/><text:span text:style-name="T6">strzeliście wzbijających się ku sufitowi, usianemu licznymi świetlikami. Rozejrzał się i przez oszkloną ścianę holu, dostrzegł w jednej z sal, grono osób pochłoniętych dyskusją. Trwała żywa wymiana zdań między jej uczestnikami. <text:tab/>Zauważyła go wicedyrektor działu Agnes „jakaś tam”. Trzydziestolatka ruszyła w jego kierunku. Widywał ją dopiero od pewnego czasu, lecz ciężko było przejść obojętnie obok takiej kobiety i dobrze pamiętał jej twarz oraz czarujący uśmiech, choć nie był w stanie zapamiętać posiadanego przez nią słowiańsko brzmiącego nazwiska. Była atrakcyjną brunetką o smukłej sylwetce i ładnej buzi. Jak stwierdził jego przyjaciel Martin - są w centrum JSC tylko dwie piękne kobiety, „Sandra Burger” i „Agnes Jakaśtam” właśnie. </text:span></text:p>
      <text:p text:style-name="P6">- Pracujemy nad tym – oznajmiła, o nic niepytana.</text:p>
      <text:p text:style-name="P1"><text:span text:style-name="T6">- Da się coś zrobić z tymi kondensatorami? - </text:span><text:span text:style-name="T6">spytał naiwnie Ron.</text:span></text:p>
      <text:p text:style-name="P1"><text:span text:style-name="T6">- Nie rozumiem… </text:span><text:span text:style-name="T6">- </text:span><text:span text:style-name="T6">mówiła z lekkim akcentem,</text:span><text:span text:style-name="T6"> dodający</text:span><text:span text:style-name="T6">m</text:span><text:span text:style-name="T6"> jej egzotyczności.</text:span></text:p>
      <text:p text:style-name="P6">- No, próbujecie rozwiązać problem z kondensatorami, prawda?</text:p>
      <text:p text:style-name="P6">- Nie …</text:p>
      <text:p text:style-name="P6">- Ok, przepraszam, chodzi o przekaźniki – przerwał jej i się poprawił, będąc coraz bardziej zdezorientowanym.</text:p>
      <text:p text:style-name="P6">- Też nie – odpowiedziała Agnes odrobinę poruszona jego ignorancją. - Chodzi o sterowniki – dodała dobitnie.</text:p>
      <text:p text:style-name="P6"><text:tab/>Poczuł się jak kretyn, postanowił się nie pogrążać i nic nie odpowiedział.</text:p>
      <text:p text:style-name="P1"><text:span text:style-name="T6">- Muszę do nich wracać, mamy pewien pomysł co do tych „kondensatorów” - wyglądało, że tego typu rozmowy nie były dla niej nowością – jeśli chcesz poznać przyczynę problemu, chodź ze mną lub zaczekaj w gabinecie – wskazała na swoje biuro.</text:span></text:p>
      <text:p text:style-name="P1"><text:span text:style-name="T6"><text:tab/>Postanowił </text:span><text:span text:style-name="T6">poczekać</text:span><text:span text:style-name="T6"> u niej. Nie wiedział, czemu, ale usiadł w jej fotelu. </text:span><text:span text:style-name="T6">Mimo działającej klimatyzacji, </text:span><text:span text:style-name="T6">jed</text:span><text:span text:style-name="T6">en</text:span><text:span text:style-name="T6"> z </text:span><text:span text:style-name="T6">lufcików</text:span><text:span text:style-name="T6"> był uchylon</text:span><text:span text:style-name="T6">y</text:span><text:span text:style-name="T6"> i wpadał </text:span><text:span text:style-name="T6">nim </text:span><text:span text:style-name="T6">do wnętrza gwar z dziedzińca. </text:span><text:span text:style-name="T6">Mężczyzna w</text:span><text:span text:style-name="T6">ychwytywał pojedy</text:span><text:span text:style-name="T6">n</text:span><text:span text:style-name="T6">cze głosy z rozmów, </text:span><text:span text:style-name="T6">dobiegały do niego także dźwięk</text:span><text:span text:style-name="T6">i</text:span><text:span text:style-name="T6"> </text:span><text:span text:style-name="T6">przejeżd</text:span><text:span text:style-name="T6">ż</text:span><text:span text:style-name="T6">ających </text:span><text:span text:style-name="T6">rowerów i elektrycznych pojazdów, którymi często poruszali się pracownicy </text:span><text:span text:style-name="T6">kompleksu</text:span><text:span text:style-name="T6">. Przez chwilę wahał się, czy nie zamknąć okienka, ale lenistwo wzięło górę nad komfort. </text:span></text:p>
      <text:p text:style-name="P1"><text:span text:style-name="T6"><text:tab/></text:span><text:span text:style-name="T6">Rozejrzał się; </text:span><text:span text:style-name="T6">na blacie </text:span><text:span text:style-name="T6">nie było żadnych zdjęć, ani prywatnych przedmiotów. Zastanawiał się, czy </text:span><text:span text:style-name="T6">jego nowa znajoma </text:span><text:span text:style-name="T6">jest zamężna; </text:span><text:span text:style-name="T6">zwykle wolał mężatki, ale tutaj priorytety się odwróciły.</text:span></text:p>
      <text:p text:style-name="P1"><text:span text:style-name="T6"><text:tab/>Właściwie nigdy z nią nie rozmawiał, tylko tyle, co dziś przez telefon, plus </text:span><text:span text:style-name="T6">gadka</text:span><text:span text:style-name="T6"> sprzed chwili. Wcześniej </text:span><text:span text:style-name="T6">jedynie</text:span><text:span text:style-name="T6"> kurtuazyjne pozdrowienia, gdy wpadli na siebie przypadkiem. </text:span><text:span text:style-name="T6">Podobała mu się coraz bardziej; odrobinę zdystansowana, o inteligentnym spojrzeniu – ma to, czego brakuje Sandrze –</text:span><text:span text:style-name="T6"> jego rozmyślania przerwał telefon. Dzwonił Kurt Rumens.</text:span></text:p>
      <text:p text:style-name="P6">- Mamy już rozwiązanie? - zaczął bez zbędnych wstępów.</text:p>
      <text:p text:style-name="P1"><text:span text:style-name="T6">- Potrzebują jeszcze trochę czasu, ale jesteśmy </text:span><text:span text:style-name="T6">blisko</text:span><text:span text:style-name="T6">. Zawiadomię pana natychmiast, gdy będę znał szczegóły – uniósł wzrok i ujrzał Agnes, wpatrzoną w jego </text:span><text:span text:style-name="T6">kowbojki</text:span><text:span text:style-name="T6"> ulokowane na </text:span><text:span text:style-name="T6">dębowym </text:span><text:span text:style-name="T6">biurku.</text:span></text:p>
      <text:p text:style-name="P1"><text:span text:style-name="T6"><text:tab/></text:span><text:span text:style-name="T6">Z</text:span><text:span text:style-name="T6">djął je niezgrabnie i usiadł </text:span><text:span text:style-name="T6">wyprostowany.</text:span></text:p>
      <text:p text:style-name="P1"><text:span text:style-name="T6">- </text:span><text:span text:style-name="T6">Tak, od razu zadzwonię – pospiesznie pożegnał dyrektora. </text:span><text:span text:style-name="T6">- I co udało się ustalić? - zwrócił się tym razem do dziewczyny, jak gdyby nigdy nic. </text:span><text:span text:style-name="T6">Ta obrzuciła go wymownym spojrzeniem, ale nie podjęła tematu </text:span><text:span text:style-name="T6">buciorów</text:span><text:span text:style-name="T6">, tylko przeszła do rzeczy.</text:span></text:p>
      <text:p text:style-name="P1"><text:span text:style-name="T6">- </text:span><text:span text:style-name="T6">To była standardowa procedura </text:span><text:span text:style-name="T6">zastąpienia przegrzanego generatora. Do momentu startu drugiego, wszystko przebiegało prawidłowo. Jednak przy rozruchu urządzenie uległo rozkalibrowaniu. Szukaliśmy błędu w oprogramowaniu i uszkodzeń mechanicznych, ale zdawał</text:span><text:span text:style-name="T6">y</text:span><text:span text:style-name="T6"> się być </text:span><text:span text:style-name="T6">w porządku</text:span><text:span text:style-name="T6">. </text:span><text:span text:style-name="T6">- Ron nie miał zamiaru jej przerywać, wstał i </text:span><text:span text:style-name="T6">ruchem</text:span><text:span text:style-name="T6"> ręki ustąpił jej miejsca, sam usiadł na sofie i słuchał kiwając głową w geście aprobaty. - </text:span><text:span text:style-name="T6">Wtedy poprosiliśmy dział badawczy o </text:span><text:span text:style-name="T6">przekazanie </text:span><text:span text:style-name="T6">zapis</text:span><text:span text:style-name="T6">ów</text:span><text:span text:style-name="T6"> wszystkich dostępnych pomiarów. Okazało się, że w krytycznym momencie „Spectre” było pod silnym wpływem obcego pola grawitacyjnego. Od razu </text:span><text:span text:style-name="T6">postanowiliśmy</text:span><text:span text:style-name="T6"> sprawdzić orbity naturalnych satelitów Marsa i bingo. </text:span><text:span text:style-name="T6">Fobos</text:span><text:span text:style-name="T6"> znajdował się wystarczająco blisko, by wywołać chaos w obliczeniach. </text:span><text:span text:style-name="T6">Na bramkach logicznych pojawiły się nowe parametry z uwzględnieniem wpływu </text:span><text:span text:style-name="T6">pobliskiego księżyca</text:span><text:span text:style-name="T6">,</text:span><text:span text:style-name="T6"> a</text:span><text:span text:style-name="T6"> generator ciążenia został odpalony z już przeliczonym wersorem </text:span><text:span text:style-name="T6">i zmienioną płaszczyzną interferencji </text:span><text:span text:style-name="T6">... – mówiła jeszcze </text:span><text:soft-page-break/><text:span text:style-name="T6">długo, a on rozumiał z tego coraz mniej. </text:span><text:span text:style-name="T6">Pojął</text:span><text:span text:style-name="T6"> tylko t</text:span><text:span text:style-name="T6">yle</text:span><text:span text:style-name="T6">, że sytuacja jest już pod kontrolą i t</text:span><text:span text:style-name="T6">o</text:span><text:span text:style-name="T6"> </text:span><text:span text:style-name="T6">przekazał swojemu szefowi, </text:span><text:span text:style-name="T6">zgrabnie wplatając w wypowiedź słowa „wersor” i „interferencja”. </text:span><text:span text:style-name="T6">Ronald był specjalistą od zarządzania, radził sobie </text:span><text:span text:style-name="T6">także</text:span><text:span text:style-name="T6"> z public relations, ale o </text:span><text:span text:style-name="T6">N</text:span><text:span text:style-name="T6">auce,</text:span></text:p>
      <text:p text:style-name="P6">a szczególnie fizyce, nie miał pojęcia.</text:p>
      <text:p text:style-name="P6"/>
      <text:p text:style-name="P7">***</text:p>
      <text:p text:style-name="P6"/>
      <text:p text:style-name="P1"><text:span text:style-name="T6"><text:tab/></text:span><text:span text:style-name="T6">Oddech stawał się coraz płytszy pod </text:span><text:span text:style-name="T6">ciężarem</text:span><text:span text:style-name="T6">, jaki zalegał na klatce piersiowej. </text:span><text:span text:style-name="T6">Młody</text:span><text:span text:style-name="T6"> miał wrażenie, </text:span><text:span text:style-name="T6">jakby jego ciało </text:span><text:span text:style-name="T6">spoczywało</text:span><text:span text:style-name="T6"> metr pod sypką ziemią, co uniemożliwiało mu swobodne poruszanie się. Zwielokrotniona ciążeniem masa jego ciała, powodowała, że nawet leżenie stawało się męczące. Odczuwał bardzo wyraźnie, wszelkie uciskające go nierówności podłoża </text:span><text:span text:style-name="T6">i nie potrafił ułożyć się w wygodnej pozycji. </text:span></text:p>
      <text:p text:style-name="P1"><text:span text:style-name="T6"><text:tab/></text:span><text:span text:style-name="T6">Każdy ruch sprawiał problem i niósł ryzyko poważnej kontuzji. Mieli świadomość, że znajdują się w pułapce, i że pomoc może przyjść wyłącznie z zewnątrz. Nie byli w stanie zrobić nic więcej, poza biernym </text:span><text:span text:style-name="T6">trwaniem w jednej pozycji</text:span><text:span text:style-name="T6">. </text:span><text:span text:style-name="T6">Czas dłużył się niemiłosiernie i sprawiał, że byli coraz słabsi. Nie rozmawiali, nie wykonywali żadnych ruchów, a jedyne czego doświadczali, to narastający ból, od którego nie było ucieczki.<text:tab/></text:span></text:p>
      <text:p text:style-name="P1"><text:span text:style-name="T6"><text:tab/></text:span><text:span text:style-name="T6">Na wpółświadomy</text:span><text:span text:style-name="T6"> Mark, rozwarł powieki z </text:span><text:span text:style-name="T6">ulgą</text:span><text:span text:style-name="T6">. Wziął głęboki wdech i niczym balon uniósł się delikatnie nad powier</text:span><text:span text:style-name="T6">zchnię sufitu. Pociągnął za sobą dwóch nieprzytomnych kolegów, wsunął ich pod blat stołu </text:span><text:span text:style-name="T6">i czekał</text:span><text:span text:style-name="T6">. Z głośników słychać było słowa wsparcia, przesłane z Ziemi, nic z nich nie zrozumiał. Pomimo to, oczy mu zawilgotniały ze wzruszenia. </text:span></text:p>
      <text:p text:style-name="P1"><text:span text:style-name="T6"><text:tab/></text:span><text:span text:style-name="T6">Wszystko wróciło do normy, a oni godzinami nie </text:span><text:span text:style-name="T6">podnosili</text:span><text:span text:style-name="T6"> się z </text:span><text:span text:style-name="T6">zaśmieconej</text:span><text:span text:style-name="T6"> podłogi. Leżeli </text:span><text:span text:style-name="T6">wykończeni</text:span><text:span text:style-name="T6">, parkiet zdawał się być nad wyraz wygodnym meblem. </text:span><text:span text:style-name="T6">Nawet Hall, taktownie zrezygnował z wykonywania swych obowiązków.</text:span></text:p>
      <text:p text:style-name="P6"><text:tab/></text:p>
      <text:p text:style-name="P7">***</text:p>
      <text:p text:style-name="P6"/>
      <text:p text:style-name="P1"><text:span text:style-name="T6"><text:tab/>Upalne popołudnie, </text:span><text:span text:style-name="T6">błękitne </text:span><text:span text:style-name="T6">niebo bez jednej chmury. </text:span><text:span text:style-name="T6">Był to jeden z tych dni, gdy Ron wychodził z roboty zadowolony, choć </text:span><text:span text:style-name="T6">odczuwał</text:span><text:span text:style-name="T6"> też ulgę, </text:span><text:span text:style-name="T6">bo nie był to wcale lekki dzień. </text:span><text:span text:style-name="T6">Wiedział</text:span><text:span text:style-name="T6">, że musi się dziś gdzieś wyrwać </text:span><text:span text:style-name="T6">i odetchnąć.</text:span></text:p>
      <text:p text:style-name="P1"><text:span text:style-name="T6">- Ładna maszyna – usłyszał zza pleców, gdy zakładał kask. Agnes „</text:span><text:span text:style-name="T6">Jakaśtam”</text:span><text:span text:style-name="T6"> wsiadała do małego sportowego, </text:span><text:span text:style-name="T6">elektrycznego</text:span><text:span text:style-name="T6"> bmw.</text:span></text:p>
      <text:p text:style-name="P1"><text:span text:style-name="T6">- Wiem, dzięki! Twoja też niczego sobie – odpowiedział żartobliwie, </text:span><text:span text:style-name="T6">ale </text:span><text:span text:style-name="T6">był </text:span><text:span text:style-name="T6">naprawdę </text:span><text:span text:style-name="T6">dumny</text:span><text:span text:style-name="T6"> </text:span><text:span text:style-name="T6">ze</text:span><text:span text:style-name="T6"> </text:span><text:span text:style-name="T6">swojej Suzuki </text:span><text:span text:style-name="T3">GSX-R 1100. </text:span><text:span text:style-name="T3">Sprowadził ją półtora roku temu z Europy, za pokaźną sumę </text:span><text:span text:style-name="T3">38</text:span><text:span text:style-name="T3"> 000$. </text:span><text:span text:style-name="T3">Niemal 45-cio letni pojazd, </text:span><text:span text:style-name="T3">stał się</text:span><text:span text:style-name="T3"> nie lada gratką dla kolekcjonerów. </text:span><text:span text:style-name="T3">Po upadku legendarnej marki w 2022 roku, jej </text:span><text:span text:style-name="T3"><text:s/></text:span><text:span text:style-name="T3">starsze modele motocykli, poszybowały cenowo w górę i z miejsca stały się </text:span><text:span text:style-name="T3">wyśmienitą</text:span><text:span text:style-name="T3"> lokatą kapitału.</text:span></text:p>
      <text:p text:style-name="P1"><text:span text:style-name="T6">- Trzymaj się. </text:span><text:span text:style-name="T6">I</text:span><text:span text:style-name="T6"> </text:span><text:span text:style-name="T6">do jutra! - rzuciła </text:span><text:span text:style-name="T6">w trakcie, gdy bagażnik jej auta połykał dach</text:span><text:span text:style-name="T6">.</text:span></text:p>
      <text:p text:style-name="P1"><text:span text:style-name="T6"><text:tab/>Ron wykonał dwa kroki</text:span><text:span text:style-name="T6"> i zagadnął.</text:span></text:p>
      <text:p text:style-name="P6">- Dasz się wyciągnąć na herbatę w ramach podzięki za dobrze wykonaną dziś pracę?</text:p>
      <text:p text:style-name="P1"><text:span text:style-name="T6">- Pewnie –</text:span><text:span text:style-name="T6"> powiedziała bez namysłu, </text:span><text:span text:style-name="T6">patrząc na niego znad przyciemnianych okularów. </text:span><text:span text:style-name="T6">Obniżyła spojrzenie i zauważyła, że zmienił buty na sportowe.</text:span></text:p>
      <text:p text:style-name="P1"><text:span text:style-name="T6">- Pasuje </text:span><text:span text:style-name="T6">c</text:span><text:span text:style-name="T6">i dziś? - spytał z nadzieją w głosie.</text:span></text:p>
      <text:p text:style-name="P6">- Czemu nie?! O której i gdzie?</text:p>
      <text:p text:style-name="P6">- Teraz?</text:p>
      <text:p text:style-name="P1"><text:span text:style-name="T6">- Ale gdzie? - roześmiała się </text:span><text:span text:style-name="T6">szeroko, eksponując rząd równych, białych zębów</text:span><text:span text:style-name="T6">.</text:span></text:p>
      <text:p text:style-name="P1"><text:span text:style-name="T6">- Znam miłe miejsce, jedź za mną – kiwnęła na tak; wrócił do</text:span><text:span text:style-name="T6"> </text:span><text:span text:style-name="T6">motocykla i po chwili zawył silnikiem, </text:span><text:span text:style-name="T6">dynamicznie ruszają</text:span><text:span text:style-name="T6">c z </text:span><text:span text:style-name="T6">rozgrzanego słońcem </text:span><text:span text:style-name="T6">parkingu</text:span><text:span text:style-name="T6">.</text:span></text:p>
      <text:p text:style-name="P1"><text:span text:style-name="T6"><text:tab/></text:span><text:span text:style-name="T6">Z</text:span><text:span text:style-name="T6">atrzymał się </text:span><text:span text:style-name="T6">przy stróżówce</text:span><text:span text:style-name="T6">, uniósł przyłbicę, która pod wpływem silnego nasłonecznienia mocno pociemniała. Żołnierz marine</text:span><text:span text:style-name="T6">s</text:span><text:span text:style-name="T6"> </text:span><text:span text:style-name="T6">wyciągnął dłoń</text:span><text:span text:style-name="T6"> w geście pożegnania, gdy po porównaniu odczyt</text:span><text:span text:style-name="T6">ów</text:span><text:span text:style-name="T6"> z kamery i chipu, szlaban się uniósł. </text:span></text:p>
      <text:p text:style-name="P1"><text:soft-page-break/><text:span text:style-name="T6"><text:tab/></text:span><text:span text:style-name="T6">Na skwerze za bramą wjazdową demonstrowało kilku aktywistów, którzy wyraźnie się ożywili na widok <text:s/>opuszczających centrum pojazdów </text:span><text:span text:style-name="T6">i wylegli ze swych namiotów</text:span><text:span text:style-name="T6">. Było ich </text:span><text:span text:style-name="T6">zauważalnie</text:span><text:span text:style-name="T6"> mniej, niż przed kilkoma miesiącami i wyglądało, że tych prawdziwie gorliwych przeciwników przekształcania ekosystemu Marsa jest garstka. </text:span><text:span text:style-name="T6">Wykrzykiwali swe hasła </text:span></text:p>
      <text:p text:style-name="P1"><text:span text:style-name="T6">z transparentów, jak: „Ręce precz od Marsa” </text:span><text:span text:style-name="T6">i</text:span><text:span text:style-name="T6"> „</text:span><text:span text:style-name="T6">Mars dla Marsjan”</text:span><text:span text:style-name="T6">. Szczególnie intrygujący był facet w tradycyjnym stroju indiańskim, trzymający tablicę z napisem: „Najpierw nam odebraliście Amerykę, teraz Czerwoną Planetę”. Ron nie był </text:span><text:span text:style-name="T6">już</text:span><text:span text:style-name="T6"> pewien, czy to nie jakiś happening. Wszystkiemu temu przyglądali się policjanci z dwóch zaparkowanych wzdłuż jezdni radiowozów. </text:span><text:span text:style-name="T6">Za którymi w oddali stało kilka wozów transmisyjnych, ogólnokrajowych stacji. <text:tab/></text:span></text:p>
      <text:p text:style-name="P1"><text:span text:style-name="T6"><text:tab/>Przy wyjeździe z przecznicy na główną arterię, </text:span><text:span text:style-name="T6">powstrzymało</text:span><text:span text:style-name="T6"> go czerwone światło. Wykorzystała to telewizyjna <text:s/></text:span><text:span text:style-name="T6">reporterka</text:span><text:span text:style-name="T6">, wychyliwszy się z chodnika.</text:span></text:p>
      <text:p text:style-name="P1"><text:span text:style-name="T6">- Czy potwierdzi pan </text:span><text:span text:style-name="T6">doniesienia, według których,</text:span><text:span text:style-name="T6"> Tom Clark i Frank Drebin zginęli w katastrofie, mającej miejsce w trakcie </text:span><text:span text:style-name="T6">wtorkowej </text:span><text:span text:style-name="T6">próby lądowania </text:span><text:span text:style-name="T6">w pobliżu Olympus Mons</text:span><text:span text:style-name="T6">? </text:span><text:span text:style-name="T6">- kamerzysta sprawiał wrażenie, jakby przekazywał </text:span><text:span text:style-name="T6">transmisję</text:span><text:span text:style-name="T6"> na żywo, Ron</text:span><text:span text:style-name="T6">ald</text:span><text:span text:style-name="T6"> mimo to zignorował dziennikarkę, która spojrzała jeszcze w kierunku kobiety prowadzącej bmw, lecz nie rozpoznając jej, obróciła się przodem do kamery i </text:span><text:span text:style-name="T6">teatralnym głosem, </text:span><text:span text:style-name="T6">kontynuowała relację.</text:span></text:p>
      <text:p text:style-name="P1"><text:span text:style-name="T6"><text:tab/></text:span><text:span text:style-name="T6">Po </text:span><text:span text:style-name="T6">niecałym kwadransie</text:span><text:span text:style-name="T6"> spokojnej jazdy, zatrzymali </text:span><text:span text:style-name="T6">się</text:span><text:span text:style-name="T6"> <text:s/></text:span><text:span text:style-name="T6">w ciasnej uliczce, </text:span><text:span text:style-name="T6">przed </text:span><text:span text:style-name="T6">okazałą, </text:span><text:span text:style-name="T6">piętrową</text:span><text:span text:style-name="T6"> willą</text:span><text:span text:style-name="T6">, stojąc</text:span><text:span text:style-name="T6">ą</text:span><text:span text:style-name="T6"> na wąskim półwyspie, </text:span><text:span text:style-name="T6">gdzieś</text:span><text:span text:style-name="T6"> w pobliżu Lake </text:span><text:span text:style-name="T6">Nassau</text:span><text:span text:style-name="T6">. Była to bogata dzielnica, otoczona zewsząd dzikimi terenami. </text:span><text:span text:style-name="T6">Agnes obserwowała, jak </text:span><text:span text:style-name="T6">R</text:span><text:span text:style-name="T6">on zeskoczył z </text:span><text:span text:style-name="T6">jednośladu</text:span><text:span text:style-name="T6"> i wbiegł pospiesznie do domu. </text:span><text:span text:style-name="T6">Minutę</text:span><text:span text:style-name="T6"> później był z powrotem przy niej, </text:span><text:span text:style-name="T6">już bez kasku, ale</text:span><text:span text:style-name="T6"> </text:span></text:p>
      <text:p text:style-name="P1"><text:span text:style-name="T6">z dwoma </text:span><text:span text:style-name="T6">pojemnikami</text:span><text:span text:style-name="T6">, które usiłował wrzucić do plecaka bez zdejmowania go.</text:span></text:p>
      <text:p text:style-name="P1"><text:span text:style-name="T6">- Mieszkasz tu? - </text:span><text:span text:style-name="T6">zdjęła bluzę i wysiadła</text:span><text:span text:style-name="T6"> z</text:span><text:span text:style-name="T6">e srebrnego </text:span><text:span text:style-name="T6">k</text:span><text:span text:style-name="T6">abriolet</text:span><text:span text:style-name="T6">u</text:span><text:span text:style-name="T6">.</text:span></text:p>
      <text:p text:style-name="P1"><text:span text:style-name="T6">- </text:span><text:span text:style-name="T6">Dorabiam</text:span><text:span text:style-name="T6"> jako</text:span><text:span text:style-name="T6"> stróż, na drugą zmian</text:span><text:span text:style-name="T6">ę – odpowiedział z uśmiechem.</text:span></text:p>
      <text:p text:style-name="P1"><text:span text:style-name="T6">- </text:span><text:span text:style-name="T6">Że też się nie domyśliłam – zaironizował</text:span><text:span text:style-name="T6">a</text:span><text:span text:style-name="T6">, </text:span><text:span text:style-name="T6">zaczesując</text:span><text:span text:style-name="T6"> długie włosy w kitkę i sp</text:span><text:span text:style-name="T6">inając</text:span><text:span text:style-name="T6"> je gumką,</text:span></text:p>
      <text:p text:style-name="P1"><text:span text:style-name="T6">a</text:span><text:span text:style-name="T6"> przy okazji</text:span><text:span text:style-name="T6"> </text:span><text:span text:style-name="T6">eksponując</text:span><text:span text:style-name="T6">, imponująco mocn</text:span><text:span text:style-name="T6">e</text:span><text:span text:style-name="T6"> barki i ramiona. </text:span></text:p>
      <text:p text:style-name="P1"><text:span text:style-name="T6"><text:tab/></text:span><text:span text:style-name="T6">Przez cały czas</text:span><text:span text:style-name="T6"> próbował ulokować puszki w plecaku. Wyciągnęła po nie ręce, otworzyła jedną i podała mu.</text:span></text:p>
      <text:p text:style-name="P1"><text:span text:style-name="T6">- Proszę – otworzyła drugą i zaczęła sączyć. - Co to ma być, ciepła herbata? </text:span><text:span text:style-name="T6">Jest upał!</text:span></text:p>
      <text:p text:style-name="P1"><text:span text:style-name="T6">- Zaskoczę cię. Uchwycił jej dłonie wraz z puszką i pociągnął maleńką zawleczkę u podstawy pojemnika – dało się słyszeć </text:span><text:span text:style-name="T6">d</text:span><text:span text:style-name="T6">ź</text:span><text:span text:style-name="T6">więk</text:span><text:span text:style-name="T6"> zasysanego powietrza.</text:span></text:p>
      <text:p text:style-name="P1"><text:span text:style-name="T6">- Auć! - podskoczyła omal nie upuszczając naczynia, któr</text:span><text:span text:style-name="T6">e</text:span><text:span text:style-name="T6"> w jednej chwili stał</text:span><text:span text:style-name="T6">o</text:span><text:span text:style-name="T6"> się niewymownie gorące – parzy!</text:span></text:p>
      <text:p text:style-name="P1"><text:span text:style-name="T6">- </text:span><text:span text:style-name="T6">Ech</text:span><text:span text:style-name="T6">...</text:span><text:span text:style-name="T6"> – spojrzał bliżej – pomyliłem zawleczki. </text:span><text:span text:style-name="T6">W swojej</text:span><text:span text:style-name="T6"> zerwał właściwą i puszka momentalnie zaszła szronem. Podał jej </text:span><text:span text:style-name="T6">zimną</text:span><text:span text:style-name="T6"> i zabrał od niej wrzątek.</text:span></text:p>
      <text:p text:style-name="P1"><text:span text:style-name="T6">- Przyznaję, zaskoczyłeś mnie, podwójnie –</text:span><text:span text:style-name="T6"> miała ubaw.</text:span></text:p>
      <text:p text:style-name="P1"><text:span text:style-name="T6">- Mam wrażenie, że trochę się przy tobie gubię – </text:span><text:span text:style-name="T6">wyznał</text:span><text:span text:style-name="T6"> całkiem szczerze, co </text:span><text:span text:style-name="T6">czuje</text:span><text:span text:style-name="T6">. - Przejdźmy się – dotknął delikatnie jej </text:span><text:span text:style-name="T6">boku</text:span><text:span text:style-name="T6"> </text:span><text:span text:style-name="T6">i poprowadził w kierunku Peninsula Wildlife Park.</text:span></text:p>
      <text:p text:style-name="P6"/>
      <text:p text:style-name="P7">***</text:p>
      <text:p text:style-name="P1"/>
      <text:p text:style-name="P1"><text:span text:style-name="T6"><text:tab/></text:span><text:span text:style-name="T6">Strumień</text:span><text:span text:style-name="T6"> </text:span><text:span text:style-name="T6">rozbijał się z pluskiem o skałę, powodując </text:span><text:span text:style-name="T6">gęstą</text:span><text:span text:style-name="T6"> mgiełkę, następnie szerok</text:span><text:span text:style-name="T6">ą</text:span><text:span text:style-name="T6"> stru</text:span><text:span text:style-name="T6">gą</text:span><text:span text:style-name="T6"> </text:span><text:span text:style-name="T6">uderzał go w</text:span><text:span text:style-name="T6"> kark </text:span><text:span text:style-name="T6">i ramiona</text:span><text:span text:style-name="T6">, </text:span><text:span text:style-name="T6">rozlewając się przyjemnym ciepłem po reszcie ciała</text:span><text:span text:style-name="T6">. </text:span><text:span text:style-name="T6">Stał zanurzony po kolana w kotłującej się wodzie. </text:span><text:span text:style-name="T6">C</text:span><text:span text:style-name="T6">zuć było świeże, wilgotne tropikalne powietrze. Z otaczających go drzew, </text:span><text:span text:style-name="T6">miejscami rażących jaskrawą zielenią,</text:span><text:span text:style-name="T6"> dobiegały barwne głosy ptaków, których nawet wodospad nie był w stanie zagłuszyć. Wtem dało się </text:span><text:span text:style-name="T6">s</text:span><text:span text:style-name="T6">ł</text:span><text:span text:style-name="T6">yszeć jakiś obcy, n</text:span><text:span text:style-name="T6">ieharmonijny dźwięk. </text:span><text:span text:style-name="T6">Zaniepokojone ptaki</text:span><text:span text:style-name="T6"> wpierw ucichły, lecz nagle, gdy hałas się nasilił, zerwały się z trzepotem skrzydeł w powietrze. Teraz wszystko ucichło, poza monotonnie powtarzającym się sygnałem. Kurt spojrzał </text:span><text:span text:style-name="T6">przed siebie</text:span><text:span text:style-name="T6">, gdzie pojawił się </text:span><text:span text:style-name="T6">migoczący</text:span><text:span text:style-name="T6"> </text:span><text:span text:style-name="T6">prostoką</text:span><text:span text:style-name="T6">t</text:span><text:span text:style-name="T6"> z napisem „</text:span><text:span text:style-name="T6">Dzwoni</text:span><text:span text:style-name="T6"> Steve”. Chodziło </text:span></text:p>
      <text:p text:style-name="P1"><text:span text:style-name="T6">o </text:span><text:span text:style-name="T6">podeszłego wiekiem </text:span><text:span text:style-name="T6">neurologa, S</text:span><text:span text:style-name="T6">tephen’a Alscher’a, </text:span><text:span text:style-name="T6">od wielu lat</text:span><text:span text:style-name="T6"> przyjaciela, </text:span><text:span text:style-name="T6">a jeszcze dłużej </text:span><text:span text:style-name="T6">jego niezastąpionego </text:span><text:span text:style-name="T6">współpracownika</text:span><text:span text:style-name="T6">. </text:span></text:p>
      <text:p text:style-name="P1"><text:span text:style-name="T6">- </text:span><text:span text:style-name="T6">Mów szybko, jestem zajęty czymś ważnym – </text:span><text:span text:style-name="T6">próbowa</text:span><text:span text:style-name="T6">ł się wykręcić.</text:span></text:p>
      <text:p text:style-name="P1"><text:span text:style-name="T6">- Słuchaj, mam tu najnowsze wyniki Clark’a – odpowiedział poważnym głosem </text:span><text:span text:style-name="T6">lekarz</text:span><text:span text:style-name="T6">.</text:span></text:p>
      <text:p text:style-name="P1"><text:soft-page-break/><text:span text:style-name="T6"><text:tab/>W tym momencie Kurt wiedział, że z dalsze</text:span><text:span text:style-name="T6">go relaksu</text:span><text:span text:style-name="T6"> nici, </text:span><text:span text:style-name="T6">dotknął szkła, wizualizacja wygasła, </text:span><text:span text:style-name="T6">półokrągłe ścianki rozsunęły się</text:span><text:span text:style-name="T6"> i wychodził </text:span><text:span text:style-name="T6">z, </text:span><text:span text:style-name="T6">j</text:span><text:span text:style-name="T6">uż</text:span><text:span text:style-name="T6"> niczym niewyróżniającej </text:span><text:span text:style-name="T6">się</text:span><text:span text:style-name="T6">, </text:span><text:span text:style-name="T6">lecz </text:span><text:span text:style-name="T6">potwornie drogiej,</text:span><text:span text:style-name="T6"> kabiny prysznicowe</text:span><text:span text:style-name="T6">j</text:span><text:span text:style-name="T6">. </text:span><text:span text:style-name="T6">Przestąpił kilka kroków po swej prze</text:span><text:span text:style-name="T6">stronnej</text:span><text:span text:style-name="T6">, wyłożonej </text:span><text:span text:style-name="T6">trawertynem</text:span><text:span text:style-name="T6"> z rzymską ornamentyką, łaźni.</text:span></text:p>
      <text:p text:style-name="P1"><text:span text:style-name="T6">- </text:span><text:span text:style-name="T6">Ok – sięgnął po </text:span><text:span text:style-name="T6">frotowy </text:span><text:span text:style-name="T6">ręcznik </text:span><text:span text:style-name="T6">z półki</text:span><text:span text:style-name="T6">, </text:span><text:span text:style-name="T6">po czym</text:span><text:span text:style-name="T6"> </text:span><text:span text:style-name="T6">przetarł nim</text:span><text:span text:style-name="T6"> łysinę </text:span><text:span text:style-name="T6">i </text:span><text:span text:style-name="T6">siwą, równo przystrzyżoną brodę</text:span><text:span text:style-name="T6">. - Domyślam się, że nie jest dobrze – </text:span><text:span text:style-name="T6">odłożył ręcznik i sięgnął po gustowny, granatowy szlafrok z czesanej bawełny.</text:span></text:p>
      <text:p text:style-name="P1"><text:span text:style-name="T6">- Nie mamy już wątpliwości, że w </text:span><text:span text:style-name="T6">płatach skroniowych</text:span><text:span text:style-name="T6"> zaszły nieodwracalne zmiany.</text:span></text:p>
      <text:p text:style-name="P1"><text:span text:style-name="T6">- </text:span><text:span text:style-name="T6">Jak poważne są szkody</text:span><text:span text:style-name="T6">? </text:span><text:span text:style-name="T6">- oparł się </text:span><text:span text:style-name="T6">dłońmi</text:span><text:span text:style-name="T6"> o parapet, a widok, jak</text:span><text:span text:style-name="T6">i</text:span><text:span text:style-name="T6"> się roztaczał</text:span></text:p>
      <text:p text:style-name="P1"><text:span text:style-name="T6">z okna łazienki, </text:span><text:span text:style-name="T6">niczym</text:span><text:span text:style-name="T6"> nie ustępował temu spod prysznica. Z tym, że zachód słońca nad Zatoką Meksykańsk</text:span><text:span text:style-name="T6">ą</text:span><text:span text:style-name="T6"> dział się </text:span><text:span text:style-name="T6">naprawdę</text:span><text:span text:style-name="T6">, </text:span><text:span text:style-name="T6">na jego oczach.</text:span></text:p>
      <text:p text:style-name="P1"><text:span text:style-name="T6">- </text:span><text:span text:style-name="T6">Utrzymywaliśmy go w śpiączce, by powstrzymać </text:span><text:span text:style-name="T6">wzrost </text:span><text:span text:style-name="T6">nad</text:span><text:span text:style-name="T6">aktywności</text:span><text:span text:style-name="T6"> astrocytów i mikrogleju. Jednak osiągnęliśmy zaledwie minimalny efekt spowolnienia. A jak już ci </text:span><text:span text:style-name="T6">tłumaczyłem</text:span><text:span text:style-name="T6">, są one odpowiedzialne z</text:span><text:span text:style-name="T6">a niszczenie synaps i komórek.</text:span></text:p>
      <text:p text:style-name="P6">- Tak, tak – potwierdził Kurt Rumens.</text:p>
      <text:p text:style-name="P1"><text:span text:style-name="T6">- Zdaje się, że jego </text:span><text:span text:style-name="T6">mózg</text:span><text:span text:style-name="T6"> nie jest już zdolny do regeneracji – ciągnął doktor Alscher. - Oceniamy, że na tę chwilę trwałe</text:span><text:span text:style-name="T6">mu</text:span><text:span text:style-name="T6"> uszkodzeni</text:span><text:span text:style-name="T6">u</text:span><text:span text:style-name="T6"> </text:span><text:span text:style-name="T6">uległo</text:span><text:span text:style-name="T6"> około 30% </text:span><text:span text:style-name="T6">komórek i proces</text:span><text:span text:style-name="T6"> w dużym tempie </text:span><text:span text:style-name="T6">postępuje</text:span><text:span text:style-name="T6">. </text:span><text:span text:style-name="T6">Zdajesz sobie sprawę,</text:span><text:span text:style-name="T6"> co to </text:span><text:span text:style-name="T6">oznacza</text:span><text:span text:style-name="T6"> – podkreślił ostatnie zdanie.</text:span></text:p>
      <text:p text:style-name="P1"><text:span text:style-name="T6">- Nie ma innego wyjścia? - pytał </text:span><text:span text:style-name="T6">zmartwiony</text:span><text:span text:style-name="T6"> Kurt.</text:span></text:p>
      <text:p text:style-name="P1"><text:span text:style-name="T6"><text:tab/>I usłyszał</text:span><text:span text:style-name="T6">.</text:span></text:p>
      <text:p text:style-name="P6">- Wiesz, że nie.</text:p>
      <text:p text:style-name="P1"><text:span text:style-name="T6">- Martwię się o chłopców, jak to przyjmą – </text:span><text:span text:style-name="T6">wyszeptał, </text:span><text:span text:style-name="T6">bardziej</text:span><text:span text:style-name="T6"> do siebie, </text:span><text:span text:style-name="T6">wpatrzony w szeroki pas czerwieni, jaki pozostawiło po sobie gasnące za horyzontem słońce.</text:span></text:p>
      <text:p text:style-name="P6"/>
      <text:p text:style-name="P7">***</text:p>
      <text:p text:style-name="P6"/>
      <text:p text:style-name="P1"><text:span text:style-name="T6"><text:tab/></text:span><text:span text:style-name="T6">Jaskrawe światła reflektorów podkreślały nieskazitelną czystość, w której </text:span><text:span text:style-name="T6">tylko</text:span><text:span text:style-name="T6"> automaty chirurgiczne mogły czuć się swojsko.</text:span><text:span text:style-name="T6"> </text:span><text:span text:style-name="T6">Stół operacyjny, na którym leżał mężczyzna, z</text:span><text:span text:style-name="T6">ajmował niemal całą salę</text:span><text:span text:style-name="T6">. </text:span><text:span text:style-name="T6">Ciało, z wyjątkiem głowy i rąk, było szczelnie </text:span><text:span text:style-name="T6">okryte</text:span><text:span text:style-name="T6"> białą płachtą. Do przegubów łokciowych obu rąk przymocowane </text:span><text:span text:style-name="T6">zostały</text:span><text:span text:style-name="T6"> </text:span><text:span text:style-name="T6">spiralnie ciągnące się </text:span><text:span text:style-name="T6">wiązki przewodów diagnostycznych i wężyków z kroplów</text:span><text:span text:style-name="T6">ek</text:span><text:span text:style-name="T6">. </text:span></text:p>
      <text:p text:style-name="P1"><text:span text:style-name="T6"><text:tab/></text:span><text:span text:style-name="T6">Jedno, z </text:span><text:span text:style-name="T6">bezczynnych</text:span><text:span text:style-name="T6"> do tej pory, stalowych ramion, </text:span><text:span text:style-name="T6">umocowanych </text:span><text:span text:style-name="T6">w</text:span><text:span text:style-name="T6"> bocznej ścian</text:span><text:span text:style-name="T6">ie</text:span><text:span text:style-name="T6">, </text:span><text:span text:style-name="T6">rozszerzyło zaokrąglon</text:span><text:span text:style-name="T6">y, trójramienny chwytak, obróciło go kilkukrotnie </text:span><text:span text:style-name="T6">i ponownie zamarło, unieruchamiając czaszkę Clark’a. Uwydatnione kości policzkowe </text:span><text:span text:style-name="T6">prześwitywały przez kilkudniowy zarost, a twarz zdawała się być pogrążona w głębokim, </text:span><text:span text:style-name="T6">spokojnym</text:span><text:span text:style-name="T6"> śnie. </text:span><text:span text:style-name="T6">Ale</text:span><text:span text:style-name="T6"> to </text:span><text:span text:style-name="T6">tylko</text:span><text:span text:style-name="T6"> powierzchown</text:span><text:span text:style-name="T6">ie mogło jawić się </text:span><text:span text:style-name="T6">prawd</text:span><text:span text:style-name="T6">ą... J</text:span><text:span text:style-name="T6">ego umysł rozpadał się, </text:span><text:span text:style-name="T6">bombardowany niezliczoną ilością <text:s/>zapętlonych impulsów elektrycznych. </text:span><text:span text:style-name="T6">Mózg p</text:span><text:span text:style-name="T6">ochłaniał </text:span><text:span text:style-name="T6">przy tym tak </text:span><text:span text:style-name="T6">ogromne</text:span><text:span text:style-name="T6"> ilości </text:span><text:span text:style-name="T6">energii, że począł jak </text:span><text:span text:style-name="T6">odrębny byt,</text:span><text:span text:style-name="T6"> pasożyt, pożerać swego żywiciela. </text:span><text:span text:style-name="T6">Celem było</text:span><text:span text:style-name="T6"> -</text:span><text:span text:style-name="T6"> unicestwienie ich obu.</text:span></text:p>
      <text:p text:style-name="P1"><text:span text:style-name="T6"><text:tab/>Silne błyski światła pozostawiły po sobie swąd palonego włosia. Na skroniach i potylicy rumieniły się trzy niewielkie nagie plamki. Wiązka lasera wykonała centymetrowe nacięcie na jednej z nich i małymi pęsetami rozchyliła skórę na boki. Ponownie do lewej skroni przysunęła się głowica lasera i czerwonym strumieniem wypaliła precyzyjny otwór w czaszce, czemu towarzyszyło skwierczenie i uwolnienie kolejnej specyficznej woni. W czasie, gdy pojawiła przeźroczysta kropla płynu mózgowo-rdzeniowego, do wpustu zbliżył się z jękiem, masywny wysięgnik, trzymający przedmiot, kształtem przypominający tytanowy gwoździk z pędzelkiem nano-włókien, zwieńczony płaskim łebkiem, pod którym iskrzyło kilka zwojów ostrego frezu. Paroma szybkimi ruchami obrotowymi gwint wgryzł się w kość, a włókna wniknęły w głąb opon mózgowych. </text:span></text:p>
      <text:p text:style-name="P1"><text:span text:style-name="T6"><text:tab/></text:span><text:span text:style-name="T6">Ranka została oczyszczona sprayem dezynfekującym, a cała</text:span><text:span text:style-name="T6"> </text:span><text:span text:style-name="T6">operacja zwieńczona</text:span><text:span text:style-name="T6"> nadrukowani</text:span><text:span text:style-name="T6">em</text:span><text:span text:style-name="T6"> przez małą </text:span><text:span text:style-name="T6">spiczastą</text:span><text:span text:style-name="T6"> dyszę organicznej spoiny, łączącej brzegi przeciętej </text:span><text:span text:style-name="T6">tkanki</text:span><text:span text:style-name="T6">. </text:span><text:span text:style-name="T6">W</text:span><text:span text:style-name="T6">szystkie czynności zostały analogicznie powtórzone przy drugim płacie skroniowym oraz płacie </text:span><text:soft-page-break/><text:span text:style-name="T6">potylicznym. </text:span><text:span text:style-name="T6">Po czym </text:span><text:span text:style-name="T6">większość świateł zgasła</text:span><text:span text:style-name="T6">, a ramiona </text:span><text:span text:style-name="T6">automatu</text:span><text:span text:style-name="T6"> </text:span><text:span text:style-name="T6">na trwałe zastygły</text:span><text:span text:style-name="T6"> w swym pierwotnym miejscu.</text:span></text:p>
      <text:p text:style-name="P6"/>
      <text:p text:style-name="P7">Rozdział III</text:p>
      <text:p text:style-name="P6"/>
      <text:p text:style-name="P6"><text:tab/>vbvcbvc</text:p>
      <text:p text:style-name="P6"/>
      <text:p text:style-name="P6"/>
      <text:p text:style-name="P6"/>
      <text:p text:style-name="P6">Frank musial tlumaczyc rodzicom, ze wszystko ok.</text:p>
      <text:p text:style-name="P6">Mark zrobi sobie jaja z Burtem i go nabierze, ze misja jest zakończona, dziwne bo planety są za daleko.</text:p>
      <text:p text:style-name="P6">Frank, albo Mark był w kajucie Toma i znalazl puste opakowania leku, na pobudzenie.</text:p>
      <text:p text:style-name="P6">Silownia muzyka – sciszy glosem.</text:p>
      <text:p text:style-name="P6">Frank może ogladac film.</text:p>
      <text:p text:style-name="P6"/>
      <text:p text:style-name="P6">Kurt wzywa Rona. Jest ze Stevem i rozmawiaja o sytuacji po operacji Toma.</text:p>
      <text:p text:style-name="P6">Musza tez pogadac o opoznieniu misji. Trzeba w ogole Ronowi powiedziec o operacji i teamowi.</text:p>
      <text:p text:style-name="P12"/>
      <text:p text:style-name="P1"><text:span text:style-name="T6">I</text:span><text:span text:style-name="T6">mplant dla Franka utrata przez niego swiadomosci, bardzo kontrowersyjna decyzja dowodztwa.</text:span></text:p>
      <text:p text:style-name="P1"><text:span text:style-name="T6">3Tom nie mowi i nie spi. Slyszy, wykonuje polecenia. Zaloga może to wykorzystywac </text:span><text:span text:style-name="T6">Przynies , podaj itp.</text:span><text:span text:style-name="T6">– Frank!</text:span></text:p>
      <text:p text:style-name="P6">Silownia – Mark i Burt, mostek.</text:p>
      <text:p text:style-name="P1"><text:span text:style-name="T6">3</text:span><text:span text:style-name="T6">Przygotowanie, do ladowania. Zmiana. Burt poleci zamiast Franka.</text:span></text:p>
      <text:p text:style-name="P6">Przy odpinaniu lądownika rygiel nie otworzy się, uzycie robota kierowanego jak z egzoszkieletu,.</text:p>
      <text:p text:style-name="P1"><text:span text:style-name="T6">4</text:span><text:span text:style-name="T6">Rozdzial koncze w ladowniku </text:span><text:span text:style-name="T6">po odpieciu</text:span><text:span text:style-name="T6"> np.</text:span></text:p>
      <text:p text:style-name="P1"><text:span text:style-name="T6">5</text:span><text:span text:style-name="T6">Nastepny już na Marsie.</text:span></text:p>
      <text:p text:style-name="P6">Kaldera – są już na miejscu</text:p>
      <text:p text:style-name="P6">6 Problemy na pokladzie Spectre</text:p>
      <text:p text:style-name="P6">7 Jacys szpiedzy itd. satelity</text:p>
      <text:p text:style-name="P6">8 Tom zabija franka i przejmuje poklad</text:p>
      <text:p text:style-name="P6">9 Mark i burt chce wrocic, nie mogą zadokowac, może pomoga mu Ruscy, bo są już z USA?</text:p>
      <text:p text:style-name="P6">10Pod koniec może jednak Tom nauczy się gadac?</text:p>
      <text:p text:style-name="P6"/>
      <text:p text:style-name="P6"/>
      <text:p text:style-name="P6"/>
      <text:p text:style-name="P6"/>
      <text:p text:style-name="P6"/>
      <text:p text:style-name="P1">3 z pięciu dronów uległy uszkodzeniu. Dwa dokopały sie na odpowiednia glebokosc. Jedna destynacja wymaga kontynuowania kopania.</text:p>
      <text:p text:style-name="P1"/>
      <text:p text:style-name="P6"/>
      <text:p text:style-name="P1"/>
      <text:p text:style-name="P1">Uruchomić potezne urzadzenia wytwarzajace pole magnetyczne.</text:p>
      <text:p text:style-name="P1">Zamarzniety dwutlenego wegla z biegunow będzie sublimowac, para wodna, pył i dwutlenek wegla z wulkanu. Mars ma zimne jadro, ale można zalozyc, ze przy najwiekszym wulkaine, który jest wlasciwie trzema poteznymi, które się polaczyly istnieje polaczenie z jadrem do którego można się dostac. Moze wczesniej już kopaly drony? Kaldera <text:s/>85x60km, glebokosc 3km. odnotowano ekshalacje na zdjeciach satelitarnych.</text:p>
      <text:p text:style-name="P1"/>
      <text:p text:style-name="P1">Chinsko- rosyjski dron szpiegowski?</text:p>
      <text:p text:style-name="P6"/>
      <text:p text:style-name="P6"><text:soft-page-break/></text:p>
      <text:p text:style-name="P1"><text:span text:style-name="T6">Dzień marsjański to sol, trwa okolo 24</text:span><text:span text:style-name="T6">h i 40min</text:span></text:p>
      <text:p text:style-name="P1"><text:span text:style-name="T6">5</text:span><text:span text:style-name="T6">ty sierpnia 2012 Roku kiedy łazik Curiosity wyladowal zaczal się pierwszy Sol.</text:span></text:p>
      <text:p text:style-name="P13"><text:span text:style-name="T4">(</text:span><text:span text:style-name="Emphasis"><text:span text:style-name="T5">rok marsjański</text:span></text:span><text:span text:style-name="T4">) jest równy 687 dni ziemskich, co odpowiada 1,8809 roku ziemskiego (1 rok, 320 dni i 18,2 </text:span><text:span text:style-name="T9"> </text:span></text:p>
      <text:p text:style-name="P6"/>
      <text:p text:style-name="P6"/>
      <text:p text:style-name="P6">Nadwaga na ziemi, niedowaga na Marsie.</text:p>
      <text:p text:style-name="P6"/>
      <text:p text:style-name="P6">Atmosfera Ziemi siega ok, 120km, Marsa 300km. Grawitacja Ziemi siega na okolo 21 milionow km. Urzadzenia pomiarowe wychwycily pole grawitacyjne Fobosa w czasie przelaczania się ukladow.</text:p>
      <text:p text:style-name="P6">Z Olympus Mons widac Fobosa. Wielkosc 1/3 ksiezyca ziemskiego przy rowniku. Im dalej od rownika, tym mniejszy. Przy Mons będzie wyrazny.</text:p>
      <text:p text:style-name="P6">Możę Tom bral cos na zwiekszenie koncentracji, gdy nie mogl spac?</text:p>
      <text:p text:style-name="P6"/>
      <text:p text:style-name="P6">Bezcieczowa zmywarka.</text:p>
      <text:p text:style-name="P6">Chinskie, rosyjskie, indyjskie satelity, statki?</text:p>
      <text:p text:style-name="P6">Moze ruscy pomoga?</text:p>
      <text:p text:style-name="P6">Indie z Chinami.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Roboto" svg:font-family="Roboto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loext:contextual-spacing="false" fo:margin-top="0.247cm" fo:margin-bottom="0.212cm"/>
      <style:text-properties style:font-name="Liberation Serif" fo:font-size="14pt" fo:font-weight="bold" style:font-name-asian="SimSun" style:font-size-asian="14pt" style:font-weight-asian="bold" style:font-name-complex="Arial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loext:contextual-spacing="false" fo:margin-top="0.353cm" fo:margin-bottom="0.212cm"/>
      <style:text-properties style:font-name="Liberation Serif" fo:font-size="18pt" fo:font-weight="bold" style:font-name-asian="SimSun" style:font-size-asian="18pt" style:font-weight-asian="bold" style:font-name-complex="Ari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2-17T14:51:35.114000000</meta:creation-date>
    <dc:date>2018-02-28T10:17:39.37</dc:date>
    <meta:editing-duration>P6DT6H25M11S</meta:editing-duration>
    <meta:editing-cycles>318</meta:editing-cycles>
    <meta:generator>OpenOffice/4.1.5$Win32 OpenOffice.org_project/415m1$Build-9789</meta:generator>
    <meta:print-date>2018-02-22T20:53:19.842000000</meta:print-date>
    <meta:document-statistic meta:table-count="0" meta:image-count="0" meta:object-count="0" meta:page-count="15" meta:paragraph-count="289" meta:word-count="7727" meta:character-count="52268"/>
  </office:meta>
</office:document-meta>
</file>